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te" style:data-style-name="N0">
      <style:table-cell-properties fo:border="thin solid #B2B2B2"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4" style:family="table-cell" style:parent-style-name="Note" style:data-style-name="N0">
      <style:table-cell-properties fo:border="thin solid #B2B2B2" fo:background-color="#FFFFCC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Neutral" style:data-style-name="N0">
      <style:table-cell-properties fo:background-color="#FFEB9C"/>
      <style:text-properties fo:color="#9C6500"/>
    </style:style>
    <style:style style:name="ce7" style:family="table-cell" style:parent-style-name="Bad" style:data-style-name="N0">
      <style:table-cell-properties fo:background-color="#FFC7CE"/>
      <style:text-properties fo:color="#9C0006"/>
    </style:style>
    <style:style style:name="ce8" style:family="table-cell" style:parent-style-name="Note" style:data-style-name="N0">
      <style:table-cell-properties fo:border-top="thin solid #B2B2B2" fo:border-bottom="2pt solid #000000" fo:border-left="thin solid #B2B2B2" fo:border-right="thin solid #B2B2B2" fo:background-color="#D9D9D9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D9D9D9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" style:family="table-cell" style:parent-style-name="Note" style:data-style-name="N0">
      <style:table-cell-properties fo:border-top="none" fo:border-bottom="thin solid #B2B2B2" fo:border-left="thin solid #B2B2B2" fo:border-right="thin solid #B2B2B2" fo:background-color="#FFFFCC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fo:background-color="#D9D9D9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7.67291666666667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7.35541666666667cm"/>
    </style:style>
    <style:style style:name="co9" style:family="table-column">
      <style:table-column-properties fo:break-before="auto" style:column-width="3.46604166666667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2.40770833333333cm"/>
    </style:style>
    <style:style style:name="co13" style:family="table-column">
      <style:table-column-properties fo:break-before="auto" style:column-width="3.78354166666667cm"/>
    </style:style>
    <style:style style:name="co14" style:family="table-column">
      <style:table-column-properties fo:break-before="auto" style:column-width="2.67229166666667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8.096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ster_List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2">
            <text:p>CONCAT</text:p>
          </table:table-cell>
          <table:table-cell table:number-columns-repeated="2" table:style-name="ce3"/>
          <table:table-cell office:value-type="string" table:style-name="ce3">
            <text:p>TOPIC</text:p>
          </table:table-cell>
          <table:table-cell table:number-columns-repeated="2" table:style-name="ce3"/>
          <table:table-cell office:value-type="string" table:style-name="ce3">
            <text:p>LED#</text:p>
          </table:table-cell>
          <table:table-cell table:style-name="ce3"/>
          <table:table-cell office:value-type="string" table:style-name="ce3">
            <text:p>OnState</text:p>
          </table:table-cell>
          <table:table-cell table:style-name="ce3"/>
          <table:table-cell office:value-type="string" table:style-name="ce3">
            <text:p>OffState</text:p>
          </table:table-cell>
          <table:table-cell table:style-name="ce3"/>
          <table:table-cell office:value-type="string" table:style-name="ce3">
            <text:p>OffType</text:p>
          </table:table-cell>
          <table:table-cell table:number-columns-repeated="16371" table:style-name="ce3"/>
        </table:table-row>
        <table:table-row table:style-name="ro1">
          <table:table-cell office:value-type="string" office:string-value="{'topic': &quot;stat/i3/classroom/glassDoor/lock&quot;, 'ledNum': 5, 'itemState': State.UNKNOWN, 'onState': &quot;LOCKED&quot;, 'offState': &quot;UNLOCKED&quot;, 'offType': State.OFF}," table:formula="of:=CONCATENATE([.B2];[.C2];[.D2];[.E2];[.F2];[.G2];[.H2];[.I2];[.J2];[.K2];[.L2];[.M2];[.N2])" table:style-name="ce4">
            <text:p>{'topic': "stat/i3/classroom/glassDoor/lock", 'ledNum': 5, 'itemState': State.UNKNOWN, 'onState': "LOCKED", 'offState': "UNLOCKED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classroom/glassDoor/open&quot;, 'ledNum': 6, 'itemState': State.UNKNOWN, 'onState': &quot;CLOSED&quot;, 'offState': &quot;OPEN&quot;, 'offType': State.OFF}," table:formula="of:=CONCATENATE([.B3];[.C3];[.D3];[.E3];[.F3];[.G3];[.H3];[.I3];[.J3];[.K3];[.L3];[.M3];[.N3])" table:style-name="ce4">
            <text:p>{'topic': "stat/i3/classroom/glassDoor/open", 'ledNum': 6, 'itemState': State.UNKNOWN, 'onState': "CLOSED", 'offState': "OPEN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CLOS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commons/snapple-vending-light/POWER&quot;, 'ledNum': 32, 'itemState': State.UNKNOWN, 'onState': &quot;ON&quot;, 'offState': &quot;OFF&quot;, 'offType': State.OFF}," table:formula="of:=CONCATENATE([.B4];[.C4];[.D4];[.E4];[.F4];[.G4];[.H4];[.I4];[.J4];[.K4];[.L4];[.M4];[.N4])" table:style-name="ce4">
            <text:p>{'topic': "stat/i3/inside/commons/snapple-vending-light/POWER", 'ledNum': 32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snapple-vending-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accent/chandelier-01/POWER&quot;, 'ledNum': 37, 'itemState': State.UNKNOWN, 'onState': &quot;ON&quot;, 'offState': &quot;OFF&quot;, 'offType': State.OFF}," table:formula="of:=CONCATENATE([.B5];[.C5];[.D5];[.E5];[.F5];[.G5];[.H5];[.I5];[.J5];[.K5];[.L5];[.M5];[.N5])" table:style-name="ce4">
            <text:p>{'topic': "stat/i3/inside/accent/chandelier-01/POWER", 'ledNum': 37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accent/chandelier-02/POWER&quot;, 'ledNum': 72, 'itemState': State.UNKNOWN, 'onState': &quot;ON&quot;, 'offState': &quot;OFF&quot;, 'offType': State.OFF}," table:formula="of:=CONCATENATE([.B6];[.C6];[.D6];[.E6];[.F6];[.G6];[.H6];[.I6];[.J6];[.K6];[.L6];[.M6];[.N6])" table:style-name="ce4">
            <text:p>{'topic': "stat/i3/inside/accent/chandelier-02/POWER", 'ledNum': 72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classroom/sign/POWER&quot;, 'ledNum': 7, 'itemState': State.UNKNOWN, 'onState': &quot;ON&quot;, 'offState': &quot;OFF&quot;, 'offType': State.OFF}," table:formula="of:=CONCATENATE([.B7];[.C7];[.D7];[.E7];[.F7];[.G7];[.H7];[.I7];[.J7];[.K7];[.L7];[.M7];[.N7])" table:style-name="ce4">
            <text:p>{'topic': "stat/i3/inside/classroom/sign/POWER", 'ledNum': 7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cnc/vent/POWER&quot;, 'ledNum': 19, 'itemState': State.UNKNOWN, 'onState': &quot;ON&quot;, 'offState': &quot;OFF&quot;, 'offType': State.OFF}," table:formula="of:=CONCATENATE([.B8];[.C8];[.D8];[.E8];[.F8];[.G8];[.H8];[.I8];[.J8];[.K8];[.L8];[.M8];[.N8])" table:style-name="ce4">
            <text:p>{'topic': "stat/i3/inside/cnc/vent/POWER", 'ledNum': 19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cnc/light/POWER&quot;, 'ledNum': 20, 'itemState': State.UNKNOWN, 'onState': &quot;ON&quot;, 'offState': &quot;OFF&quot;, 'offType': State.OFF}," table:formula="of:=CONCATENATE([.B9];[.C9];[.D9];[.E9];[.F9];[.G9];[.H9];[.I9];[.J9];[.K9];[.L9];[.M9];[.N9])" table:style-name="ce4">
            <text:p>{'topic': "stat/i3/inside/cnc/light/POWER", 'ledNum': 20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commons/disco/POWER&quot;, 'ledNum': 35, 'itemState': State.UNKNOWN, 'onState': &quot;ON&quot;, 'offState': &quot;OFF&quot;, 'offType': State.OFF}," table:formula="of:=CONCATENATE([.B10];[.C10];[.D10];[.E10];[.F10];[.G10];[.H10];[.I10];[.J10];[.K10];[.L10];[.M10];[.N10])" table:style-name="ce4">
            <text:p>{'topic': "stat/i3/inside/commons/disco/POWER", 'ledNum': 35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commons/east-ceiling-fans/POWER&quot;, 'ledNum': 27, 'itemState': State.UNKNOWN, 'onState': &quot;ON&quot;, 'offState': &quot;OFF&quot;, 'offType': State.OFF}," table:formula="of:=CONCATENATE([.B11];[.C11];[.D11];[.E11];[.F11];[.G11];[.H11];[.I11];[.J11];[.K11];[.L11];[.M11];[.N11])" table:style-name="ce4">
            <text:p>{'topic': "stat/i3/inside/commons/east-ceiling-fans/POWER", 'ledNum': 27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commons/east-ceiling-fans/POWER&quot;, 'ledNum': 31, 'itemState': State.UNKNOWN, 'onState': &quot;ON&quot;, 'offState': &quot;OFF&quot;, 'offType': State.OFF}," table:formula="of:=CONCATENATE([.B12];[.C12];[.D12];[.E12];[.F12];[.G12];[.H12];[.I12];[.J12];[.K12];[.L12];[.M12];[.N12])" table:style-name="ce4">
            <text:p>{'topic': "stat/i3/inside/commons/east-ceiling-fans/POWER", 'ledNum': 31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commons/garageDoor&quot;, 'ledNum': 11, 'itemState': State.UNKNOWN, 'onState': &quot;LOCKED&quot;, 'offState': &quot;UNLOCKED&quot;, 'offType': State.OFF}," table:formula="of:=CONCATENATE([.B13];[.C13];[.D13];[.E13];[.F13];[.G13];[.H13];[.I13];[.J13];[.K13];[.L13];[.M13];[.N13])" table:style-name="ce4">
            <text:p>{'topic': "stat/i3/inside/commons/garageDoor", 'ledNum': 11, 'itemState': State.UNKNOWN, 'onState': "LOCKED", 'offState': "UNLOCKED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garageDoor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commons/south-vent/POWER&quot;, 'ledNum': 60, 'itemState': State.UNKNOWN, 'onState': &quot;ON&quot;, 'offState': &quot;OFF&quot;, 'offType': State.OFF}," table:formula="of:=CONCATENATE([.B14];[.C14];[.D14];[.E14];[.F14];[.G14];[.H14];[.I14];[.J14];[.K14];[.L14];[.M14];[.N14])" table:style-name="ce4">
            <text:p>{'topic': "stat/i3/inside/commons/south-vent/POWER", 'ledNum': 60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fablab/vent/POWER&quot;, 'ledNum': 59, 'itemState': State.UNKNOWN, 'onState': &quot;ON&quot;, 'offState': &quot;OFF&quot;, 'offType': State.OFF}," table:formula="of:=CONCATENATE([.B15];[.C15];[.D15];[.E15];[.F15];[.G15];[.H15];[.I15];[.J15];[.K15];[.L15];[.M15];[.N15])" table:style-name="ce4">
            <text:p>{'topic': "stat/i3/inside/fablab/vent/POWER", 'ledNum': 59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infrastructure/compressor-valve/POWER&quot;, 'ledNum': 44, 'itemState': State.UNKNOWN, 'onState': &quot;ON&quot;, 'offState': &quot;OFF&quot;, 'offType': State.OFF}," table:formula="of:=CONCATENATE([.B16];[.C16];[.D16];[.E16];[.F16];[.G16];[.H16];[.I16];[.J16];[.K16];[.L16];[.M16];[.N16])" table:style-name="ce4">
            <text:p>{'topic': "stat/i3/inside/infrastructure/compressor-valve/POWER", 'ledNum': 44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arge-bathroom/light/POWER&quot;, 'ledNum': 64, 'itemState': State.UNKNOWN, 'onState': &quot;ON&quot;, 'offState': &quot;OFF&quot;, 'offType': State.OFF}," table:formula="of:=CONCATENATE([.B17];[.C17];[.D17];[.E17];[.F17];[.G17];[.H17];[.I17];[.J17];[.K17];[.L17];[.M17];[.N17])" table:style-name="ce4">
            <text:p>{'topic': "stat/i3/inside/large-bathroom/light/POWER", 'ledNum': 64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arge-bathroom/vent/POWER&quot;, 'ledNum': 65, 'itemState': State.UNKNOWN, 'onState': &quot;ON&quot;, 'offState': &quot;OFF&quot;, 'offType': State.OFF}," table:formula="of:=CONCATENATE([.B18];[.C18];[.D18];[.E18];[.F18];[.G18];[.H18];[.I18];[.J18];[.K18];[.L18];[.M18];[.N18])" table:style-name="ce4">
            <text:p>{'topic': "stat/i3/inside/large-bathroom/vent/POWER", 'ledNum': 65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01/POWER&quot;, 'ledNum': 14, 'itemState': State.UNKNOWN, 'onState': &quot;ON&quot;, 'offState': &quot;OFF&quot;, 'offType': State.OFF}," table:formula="of:=CONCATENATE([.B19];[.C19];[.D19];[.E19];[.F19];[.G19];[.H19];[.I19];[.J19];[.K19];[.L19];[.M19];[.N19])" table:style-name="ce4">
            <text:p>{'topic': "stat/i3/inside/lights/001/POWER", 'ledNum': 14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02/POWER&quot;, 'ledNum': 16, 'itemState': State.UNKNOWN, 'onState': &quot;ON&quot;, 'offState': &quot;OFF&quot;, 'offType': State.OFF}," table:formula="of:=CONCATENATE([.B20];[.C20];[.D20];[.E20];[.F20];[.G20];[.H20];[.I20];[.J20];[.K20];[.L20];[.M20];[.N20])" table:style-name="ce4">
            <text:p>{'topic': "stat/i3/inside/lights/002/POWER", 'ledNum': 16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03/POWER&quot;, 'ledNum': 17, 'itemState': State.UNKNOWN, 'onState': &quot;ON&quot;, 'offState': &quot;OFF&quot;, 'offType': State.OFF}," table:formula="of:=CONCATENATE([.B21];[.C21];[.D21];[.E21];[.F21];[.G21];[.H21];[.I21];[.J21];[.K21];[.L21];[.M21];[.N21])" table:style-name="ce4">
            <text:p>{'topic': "stat/i3/inside/lights/003/POWER", 'ledNum': 17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04/POWER&quot;, 'ledNum': 18, 'itemState': State.UNKNOWN, 'onState': &quot;ON&quot;, 'offState': &quot;OFF&quot;, 'offType': State.OFF}," table:formula="of:=CONCATENATE([.B22];[.C22];[.D22];[.E22];[.F22];[.G22];[.H22];[.I22];[.J22];[.K22];[.L22];[.M22];[.N22])" table:style-name="ce4">
            <text:p>{'topic': "stat/i3/inside/lights/004/POWER", 'ledNum': 18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05/POWER&quot;, 'ledNum': 13, 'itemState': State.UNKNOWN, 'onState': &quot;ON&quot;, 'offState': &quot;OFF&quot;, 'offType': State.OFF}," table:formula="of:=CONCATENATE([.B23];[.C23];[.D23];[.E23];[.F23];[.G23];[.H23];[.I23];[.J23];[.K23];[.L23];[.M23];[.N23])" table:style-name="ce4">
            <text:p>{'topic': "stat/i3/inside/lights/005/POWER", 'ledNum': 13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06/POWER&quot;, 'ledNum': 30, 'itemState': State.UNKNOWN, 'onState': &quot;ON&quot;, 'offState': &quot;OFF&quot;, 'offType': State.OFF}," table:formula="of:=CONCATENATE([.B24];[.C24];[.D24];[.E24];[.F24];[.G24];[.H24];[.I24];[.J24];[.K24];[.L24];[.M24];[.N24])" table:style-name="ce4">
            <text:p>{'topic': "stat/i3/inside/lights/006/POWER", 'ledNum': 30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07/POWER&quot;, 'ledNum': 29, 'itemState': State.UNKNOWN, 'onState': &quot;ON&quot;, 'offState': &quot;OFF&quot;, 'offType': State.OFF}," table:formula="of:=CONCATENATE([.B25];[.C25];[.D25];[.E25];[.F25];[.G25];[.H25];[.I25];[.J25];[.K25];[.L25];[.M25];[.N25])" table:style-name="ce4">
            <text:p>{'topic': "stat/i3/inside/lights/007/POWER", 'ledNum': 29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08/POWER&quot;, 'ledNum': 28, 'itemState': State.UNKNOWN, 'onState': &quot;ON&quot;, 'offState': &quot;OFF&quot;, 'offType': State.OFF}," table:formula="of:=CONCATENATE([.B26];[.C26];[.D26];[.E26];[.F26];[.G26];[.H26];[.I26];[.J26];[.K26];[.L26];[.M26];[.N26])" table:style-name="ce4">
            <text:p>{'topic': "stat/i3/inside/lights/008/POWER", 'ledNum': 28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09/POWER&quot;, 'ledNum': 26, 'itemState': State.UNKNOWN, 'onState': &quot;ON&quot;, 'offState': &quot;OFF&quot;, 'offType': State.OFF}," table:formula="of:=CONCATENATE([.B27];[.C27];[.D27];[.E27];[.F27];[.G27];[.H27];[.I27];[.J27];[.K27];[.L27];[.M27];[.N27])" table:style-name="ce4">
            <text:p>{'topic': "stat/i3/inside/lights/009/POWER", 'ledNum': 26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10/POWER&quot;, 'ledNum': 33, 'itemState': State.UNKNOWN, 'onState': &quot;ON&quot;, 'offState': &quot;OFF&quot;, 'offType': State.OFF}," table:formula="of:=CONCATENATE([.B28];[.C28];[.D28];[.E28];[.F28];[.G28];[.H28];[.I28];[.J28];[.K28];[.L28];[.M28];[.N28])" table:style-name="ce4">
            <text:p>{'topic': "stat/i3/inside/lights/010/POWER", 'ledNum': 33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11/POWER&quot;, 'ledNum': 34, 'itemState': State.UNKNOWN, 'onState': &quot;ON&quot;, 'offState': &quot;OFF&quot;, 'offType': State.OFF}," table:formula="of:=CONCATENATE([.B29];[.C29];[.D29];[.E29];[.F29];[.G29];[.H29];[.I29];[.J29];[.K29];[.L29];[.M29];[.N29])" table:style-name="ce4">
            <text:p>{'topic': "stat/i3/inside/lights/011/POWER", 'ledNum': 34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12/POWER&quot;, 'ledNum': 36, 'itemState': State.UNKNOWN, 'onState': &quot;ON&quot;, 'offState': &quot;OFF&quot;, 'offType': State.OFF}," table:formula="of:=CONCATENATE([.B30];[.C30];[.D30];[.E30];[.F30];[.G30];[.H30];[.I30];[.J30];[.K30];[.L30];[.M30];[.N30])" table:style-name="ce4">
            <text:p>{'topic': "stat/i3/inside/lights/012/POWER", 'ledNum': 36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13/POWER&quot;, 'ledNum': 38, 'itemState': State.UNKNOWN, 'onState': &quot;ON&quot;, 'offState': &quot;OFF&quot;, 'offType': State.OFF}," table:formula="of:=CONCATENATE([.B31];[.C31];[.D31];[.E31];[.F31];[.G31];[.H31];[.I31];[.J31];[.K31];[.L31];[.M31];[.N31])" table:style-name="ce4">
            <text:p>{'topic': "stat/i3/inside/lights/013/POWER", 'ledNum': 38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14/POWER&quot;, 'ledNum': 39, 'itemState': State.UNKNOWN, 'onState': &quot;ON&quot;, 'offState': &quot;OFF&quot;, 'offType': State.OFF}," table:formula="of:=CONCATENATE([.B32];[.C32];[.D32];[.E32];[.F32];[.G32];[.H32];[.I32];[.J32];[.K32];[.L32];[.M32];[.N32])" table:style-name="ce4">
            <text:p>{'topic': "stat/i3/inside/lights/014/POWER", 'ledNum': 39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15/POWER&quot;, 'ledNum': 61, 'itemState': State.UNKNOWN, 'onState': &quot;ON&quot;, 'offState': &quot;OFF&quot;, 'offType': State.OFF}," table:formula="of:=CONCATENATE([.B33];[.C33];[.D33];[.E33];[.F33];[.G33];[.H33];[.I33];[.J33];[.K33];[.L33];[.M33];[.N33])" table:style-name="ce4">
            <text:p>{'topic': "stat/i3/inside/lights/015/POWER", 'ledNum': 61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16/POWER&quot;, 'ledNum': 52, 'itemState': State.UNKNOWN, 'onState': &quot;ON&quot;, 'offState': &quot;OFF&quot;, 'offType': State.OFF}," table:formula="of:=CONCATENATE([.B34];[.C34];[.D34];[.E34];[.F34];[.G34];[.H34];[.I34];[.J34];[.K34];[.L34];[.M34];[.N34])" table:style-name="ce4">
            <text:p>{'topic': "stat/i3/inside/lights/016/POWER", 'ledNum': 52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17/POWER&quot;, 'ledNum': 49, 'itemState': State.UNKNOWN, 'onState': &quot;ON&quot;, 'offState': &quot;OFF&quot;, 'offType': State.OFF}," table:formula="of:=CONCATENATE([.B35];[.C35];[.D35];[.E35];[.F35];[.G35];[.H35];[.I35];[.J35];[.K35];[.L35];[.M35];[.N35])" table:style-name="ce4">
            <text:p>{'topic': "stat/i3/inside/lights/017/POWER", 'ledNum': 49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18/POWER&quot;, 'ledNum': 48, 'itemState': State.UNKNOWN, 'onState': &quot;ON&quot;, 'offState': &quot;OFF&quot;, 'offType': State.OFF}," table:formula="of:=CONCATENATE([.B36];[.C36];[.D36];[.E36];[.F36];[.G36];[.H36];[.I36];[.J36];[.K36];[.L36];[.M36];[.N36])" table:style-name="ce4">
            <text:p>{'topic': "stat/i3/inside/lights/018/POWER", 'ledNum': 48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19/POWER&quot;, 'ledNum': 45, 'itemState': State.UNKNOWN, 'onState': &quot;ON&quot;, 'offState': &quot;OFF&quot;, 'offType': State.OFF}," table:formula="of:=CONCATENATE([.B37];[.C37];[.D37];[.E37];[.F37];[.G37];[.H37];[.I37];[.J37];[.K37];[.L37];[.M37];[.N37])" table:style-name="ce4">
            <text:p>{'topic': "stat/i3/inside/lights/019/POWER", 'ledNum': 45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20/POWER&quot;, 'ledNum': 62, 'itemState': State.UNKNOWN, 'onState': &quot;ON&quot;, 'offState': &quot;OFF&quot;, 'offType': State.OFF}," table:formula="of:=CONCATENATE([.B38];[.C38];[.D38];[.E38];[.F38];[.G38];[.H38];[.I38];[.J38];[.K38];[.L38];[.M38];[.N38])" table:style-name="ce4">
            <text:p>{'topic': "stat/i3/inside/lights/020/POWER", 'ledNum': 62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21/POWER&quot;, 'ledNum': 56, 'itemState': State.UNKNOWN, 'onState': &quot;ON&quot;, 'offState': &quot;OFF&quot;, 'offType': State.OFF}," table:formula="of:=CONCATENATE([.B39];[.C39];[.D39];[.E39];[.F39];[.G39];[.H39];[.I39];[.J39];[.K39];[.L39];[.M39];[.N39])" table:style-name="ce4">
            <text:p>{'topic': "stat/i3/inside/lights/021/POWER", 'ledNum': 56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22/POWER&quot;, 'ledNum': 54, 'itemState': State.UNKNOWN, 'onState': &quot;ON&quot;, 'offState': &quot;OFF&quot;, 'offType': State.OFF}," table:formula="of:=CONCATENATE([.B40];[.C40];[.D40];[.E40];[.F40];[.G40];[.H40];[.I40];[.J40];[.K40];[.L40];[.M40];[.N40])" table:style-name="ce4">
            <text:p>{'topic': "stat/i3/inside/lights/022/POWER", 'ledNum': 54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23/POWER&quot;, 'ledNum': 51, 'itemState': State.UNKNOWN, 'onState': &quot;ON&quot;, 'offState': &quot;OFF&quot;, 'offType': State.OFF}," table:formula="of:=CONCATENATE([.B41];[.C41];[.D41];[.E41];[.F41];[.G41];[.H41];[.I41];[.J41];[.K41];[.L41];[.M41];[.N41])" table:style-name="ce4">
            <text:p>{'topic': "stat/i3/inside/lights/023/POWER", 'ledNum': 51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24/POWER&quot;, 'ledNum': 50, 'itemState': State.UNKNOWN, 'onState': &quot;ON&quot;, 'offState': &quot;OFF&quot;, 'offType': State.OFF}," table:formula="of:=CONCATENATE([.B42];[.C42];[.D42];[.E42];[.F42];[.G42];[.H42];[.I42];[.J42];[.K42];[.L42];[.M42];[.N42])" table:style-name="ce4">
            <text:p>{'topic': "stat/i3/inside/lights/024/POWER", 'ledNum': 50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25/POWER&quot;, 'ledNum': 46, 'itemState': State.UNKNOWN, 'onState': &quot;ON&quot;, 'offState': &quot;OFF&quot;, 'offType': State.OFF}," table:formula="of:=CONCATENATE([.B43];[.C43];[.D43];[.E43];[.F43];[.G43];[.H43];[.I43];[.J43];[.K43];[.L43];[.M43];[.N43])" table:style-name="ce4">
            <text:p>{'topic': "stat/i3/inside/lights/025/POWER", 'ledNum': 46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26/POWER&quot;, 'ledNum': 47, 'itemState': State.UNKNOWN, 'onState': &quot;ON&quot;, 'offState': &quot;OFF&quot;, 'offType': State.OFF}," table:formula="of:=CONCATENATE([.B44];[.C44];[.D44];[.E44];[.F44];[.G44];[.H44];[.I44];[.J44];[.K44];[.L44];[.M44];[.N44])" table:style-name="ce4">
            <text:p>{'topic': "stat/i3/inside/lights/026/POWER", 'ledNum': 47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27/POWER&quot;, 'ledNum': 63, 'itemState': State.UNKNOWN, 'onState': &quot;ON&quot;, 'offState': &quot;OFF&quot;, 'offType': State.OFF}," table:formula="of:=CONCATENATE([.B45];[.C45];[.D45];[.E45];[.F45];[.G45];[.H45];[.I45];[.J45];[.K45];[.L45];[.M45];[.N45])" table:style-name="ce4">
            <text:p>{'topic': "stat/i3/inside/lights/027/POWER", 'ledNum': 63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28/POWER&quot;, 'ledNum': 15, 'itemState': State.UNKNOWN, 'onState': &quot;ON&quot;, 'offState': &quot;OFF&quot;, 'offType': State.OFF}," table:formula="of:=CONCATENATE([.B46];[.C46];[.D46];[.E46];[.F46];[.G46];[.H46];[.I46];[.J46];[.K46];[.L46];[.M46];[.N46])" table:style-name="ce4">
            <text:p>{'topic': "stat/i3/inside/lights/028/POWER", 'ledNum': 15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29/POWER&quot;, 'ledNum': 21, 'itemState': State.UNKNOWN, 'onState': &quot;ON&quot;, 'offState': &quot;OFF&quot;, 'offType': State.OFF}," table:formula="of:=CONCATENATE([.B47];[.C47];[.D47];[.E47];[.F47];[.G47];[.H47];[.I47];[.J47];[.K47];[.L47];[.M47];[.N47])" table:style-name="ce4">
            <text:p>{'topic': "stat/i3/inside/lights/029/POWER", 'ledNum': 21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30/POWER&quot;, 'ledNum': 22, 'itemState': State.UNKNOWN, 'onState': &quot;ON&quot;, 'offState': &quot;OFF&quot;, 'offType': State.OFF}," table:formula="of:=CONCATENATE([.B48];[.C48];[.D48];[.E48];[.F48];[.G48];[.H48];[.I48];[.J48];[.K48];[.L48];[.M48];[.N48])" table:style-name="ce4">
            <text:p>{'topic': "stat/i3/inside/lights/030/POWER", 'ledNum': 22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31/POWER&quot;, 'ledNum': 24, 'itemState': State.UNKNOWN, 'onState': &quot;ON&quot;, 'offState': &quot;OFF&quot;, 'offType': State.OFF}," table:formula="of:=CONCATENATE([.B49];[.C49];[.D49];[.E49];[.F49];[.G49];[.H49];[.I49];[.J49];[.K49];[.L49];[.M49];[.N49])" table:style-name="ce4">
            <text:p>{'topic': "stat/i3/inside/lights/031/POWER", 'ledNum': 24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32/POWER&quot;, 'ledNum': 23, 'itemState': State.UNKNOWN, 'onState': &quot;ON&quot;, 'offState': &quot;OFF&quot;, 'offType': State.OFF}," table:formula="of:=CONCATENATE([.B50];[.C50];[.D50];[.E50];[.F50];[.G50];[.H50];[.I50];[.J50];[.K50];[.L50];[.M50];[.N50])" table:style-name="ce4">
            <text:p>{'topic': "stat/i3/inside/lights/032/POWER", 'ledNum': 23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33/POWER&quot;, 'ledNum': 42, 'itemState': State.UNKNOWN, 'onState': &quot;ON&quot;, 'offState': &quot;OFF&quot;, 'offType': State.OFF}," table:formula="of:=CONCATENATE([.B51];[.C51];[.D51];[.E51];[.F51];[.G51];[.H51];[.I51];[.J51];[.K51];[.L51];[.M51];[.N51])" table:style-name="ce4">
            <text:p>{'topic': "stat/i3/inside/lights/033/POWER", 'ledNum': 42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34/POWER&quot;, 'ledNum': 41, 'itemState': State.UNKNOWN, 'onState': &quot;ON&quot;, 'offState': &quot;OFF&quot;, 'offType': State.OFF}," table:formula="of:=CONCATENATE([.B52];[.C52];[.D52];[.E52];[.F52];[.G52];[.H52];[.I52];[.J52];[.K52];[.L52];[.M52];[.N52])" table:style-name="ce4">
            <text:p>{'topic': "stat/i3/inside/lights/034/POWER", 'ledNum': 41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35/POWER&quot;, 'ledNum': 40, 'itemState': State.UNKNOWN, 'onState': &quot;ON&quot;, 'offState': &quot;OFF&quot;, 'offType': State.OFF}," table:formula="of:=CONCATENATE([.B53];[.C53];[.D53];[.E53];[.F53];[.G53];[.H53];[.I53];[.J53];[.K53];[.L53];[.M53];[.N53])" table:style-name="ce4">
            <text:p>{'topic': "stat/i3/inside/lights/035/POWER", 'ledNum': 40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36/POWER&quot;, 'ledNum': 55, 'itemState': State.UNKNOWN, 'onState': &quot;ON&quot;, 'offState': &quot;OFF&quot;, 'offType': State.OFF}," table:formula="of:=CONCATENATE([.B54];[.C54];[.D54];[.E54];[.F54];[.G54];[.H54];[.I54];[.J54];[.K54];[.L54];[.M54];[.N54])" table:style-name="ce4">
            <text:p>{'topic': "stat/i3/inside/lights/036/POWER", 'ledNum': 55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37/POWER&quot;, 'ledNum': 58, 'itemState': State.UNKNOWN, 'onState': &quot;ON&quot;, 'offState': &quot;OFF&quot;, 'offType': State.OFF}," table:formula="of:=CONCATENATE([.B55];[.C55];[.D55];[.E55];[.F55];[.G55];[.H55];[.I55];[.J55];[.K55];[.L55];[.M55];[.N55])" table:style-name="ce4">
            <text:p>{'topic': "stat/i3/inside/lights/037/POWER", 'ledNum': 58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infrastructure/air-compressor/POWER&quot;, 'ledNum': 43, 'itemState': State.UNKNOWN, 'onState': &quot;ON&quot;, 'offState': &quot;OFF&quot;, 'offType': State.OFF}," table:formula="of:=CONCATENATE([.B56];[.C56];[.D56];[.E56];[.F56];[.G56];[.H56];[.I56];[.J56];[.K56];[.L56];[.M56];[.N56])" table:style-name="ce4">
            <text:p>{'topic': "stat/i3/inside/infrastructure/air-compressor/POWER", 'ledNum': 43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infrastructure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aser-zone/ceiling-fan/POWER&quot;, 'ledNum': 57, 'itemState': State.UNKNOWN, 'onState': &quot;ON&quot;, 'offState': &quot;OFF&quot;, 'offType': State.OFF}," table:formula="of:=CONCATENATE([.B57];[.C57];[.D57];[.E57];[.F57];[.G57];[.H57];[.I57];[.J57];[.K57];[.L57];[.M57];[.N57])" table:style-name="ce4">
            <text:p>{'topic': "stat/i3/inside/laser-zone/ceiling-fan/POWER", 'ledNum': 57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ser-zone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laserZone/ventFan/POWER&quot;, 'ledNum': 53, 'itemState': State.UNKNOWN, 'onState': &quot;ON&quot;, 'offState': &quot;OFF&quot;, 'offType': State.OFF}," table:formula="of:=CONCATENATE([.B58];[.C58];[.D58];[.E58];[.F58];[.G58];[.H58];[.I58];[.J58];[.K58];[.L58];[.M58];[.N58])" table:style-name="ce4">
            <text:p>{'topic': "stat/i3/laserZone/ventFan/POWER", 'ledNum': 53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machine-shop/ceiling-fan/POWER&quot;, 'ledNum': 25, 'itemState': State.UNKNOWN, 'onState': &quot;ON&quot;, 'offState': &quot;OFF&quot;, 'offType': State.OFF}," table:formula="of:=CONCATENATE([.B59];[.C59];[.D59];[.E59];[.F59];[.G59];[.H59];[.I59];[.J59];[.K59];[.L59];[.M59];[.N59])" table:style-name="ce4">
            <text:p>{'topic': "stat/i3/inside/machine-shop/ceiling-fan/POWER", 'ledNum': 25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machine-shop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media-lab/lights/POWER&quot;, 'ledNum': 70, 'itemState': State.UNKNOWN, 'onState': &quot;ON&quot;, 'offState': &quot;OFF&quot;, 'offType': State.OFF}," table:formula="of:=CONCATENATE([.B60];[.C60];[.D60];[.E60];[.F60];[.G60];[.H60];[.I60];[.J60];[.K60];[.L60];[.M60];[.N60])" table:style-name="ce4">
            <text:p>{'topic': "stat/i3/inside/media-lab/lights/POWER", 'ledNum': 70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media-lab/light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ommons/openevse/state&quot;, 'ledNum': 12, 'itemState': State.UNKNOWN, 'onState':3, 'offState':1, 'offType': State.OFF}," table:formula="of:=CONCATENATE([.B61];[.C61];[.D61];[.E61];[.F61];[.G61];[.H61];[.I61];[.J61];[.K61];[.L61];[.M61];[.N61])" table:style-name="ce4">
            <text:p>{'topic': "tele/i3/inside/commons/openevse/state", 'ledNum': 12, 'itemState': State.UNKNOWN, 'onState':3, 'offState':1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, 'offState':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ommons/openevse&quot;, 'ledNum': 12, 'itemState': State.UNKNOWN, 'onState': &quot;placeholder&quot;, 'offState': &quot;disconnected&quot;, 'offType': State.DISCONNECTED}," table:formula="of:=CONCATENATE([.B62];[.C62];[.D62];[.E62];[.F62];[.G62];[.H62];[.I62];[.J62];[.K62];[.L62];[.M62];[.N62])" table:style-name="ce4">
            <text:p>{'topic': "tele/i3/inside/commons/openevse", 'ledNum': 12, 'itemState': State.UNKNOWN, 'onState': "placeholder", 'offState': "disconnected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disconnect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ommons/snapple-vending-light/LWT&quot;, 'ledNum': 32, 'itemState': State.UNKNOWN, 'onState': &quot;placeholder&quot;, 'offState': &quot;Offline&quot;, 'offType': State.DISCONNECTED}," table:formula="of:=CONCATENATE([.B63];[.C63];[.D63];[.E63];[.F63];[.G63];[.H63];[.I63];[.J63];[.K63];[.L63];[.M63];[.N63])" table:style-name="ce4">
            <text:p>{'topic': "tele/i3/inside/commons/snapple-vending-light/LWT", 'ledNum': 32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napple-vending-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accent/chandelier-01/LWT&quot;, 'ledNum': 37, 'itemState': State.UNKNOWN, 'onState': &quot;placeholder&quot;, 'offState': &quot;Offline&quot;, 'offType': State.DISCONNECTED}," table:formula="of:=CONCATENATE([.B64];[.C64];[.D64];[.E64];[.F64];[.G64];[.H64];[.I64];[.J64];[.K64];[.L64];[.M64];[.N64])" table:style-name="ce4">
            <text:p>{'topic': "tele/i3/inside/accent/chandelier-01/LWT", 'ledNum': 37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accent/chandelier-02/LWT&quot;, 'ledNum': 72, 'itemState': State.UNKNOWN, 'onState': &quot;placeholder&quot;, 'offState': &quot;Offline&quot;, 'offType': State.DISCONNECTED}," table:formula="of:=CONCATENATE([.B65];[.C65];[.D65];[.E65];[.F65];[.G65];[.H65];[.I65];[.J65];[.K65];[.L65];[.M65];[.N65])" table:style-name="ce4">
            <text:p>{'topic': "tele/i3/inside/accent/chandelier-02/LWT", 'ledNum': 72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lassroom/sign/LWT&quot;, 'ledNum': 7, 'itemState': State.UNKNOWN, 'onState': &quot;placeholder&quot;, 'offState': &quot;Offline&quot;, 'offType': State.DISCONNECTED}," table:formula="of:=CONCATENATE([.B66];[.C66];[.D66];[.E66];[.F66];[.G66];[.H66];[.I66];[.J66];[.K66];[.L66];[.M66];[.N66])" table:style-name="ce4">
            <text:p>{'topic': "tele/i3/inside/classroom/sign/LWT", 'ledNum': 7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nc/vent/LWT&quot;, 'ledNum': 19, 'itemState': State.UNKNOWN, 'onState': &quot;placeholder&quot;, 'offState': &quot;Offline&quot;, 'offType': State.DISCONNECTED}," table:formula="of:=CONCATENATE([.B67];[.C67];[.D67];[.E67];[.F67];[.G67];[.H67];[.I67];[.J67];[.K67];[.L67];[.M67];[.N67])" table:style-name="ce4">
            <text:p>{'topic': "tele/i3/inside/cnc/vent/LWT", 'ledNum': 19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nc/light/LWT&quot;, 'ledNum': 20, 'itemState': State.UNKNOWN, 'onState': &quot;placeholder&quot;, 'offState': &quot;Offline&quot;, 'offType': State.DISCONNECTED}," table:formula="of:=CONCATENATE([.B68];[.C68];[.D68];[.E68];[.F68];[.G68];[.H68];[.I68];[.J68];[.K68];[.L68];[.M68];[.N68])" table:style-name="ce4">
            <text:p>{'topic': "tele/i3/inside/cnc/light/LWT", 'ledNum': 20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ommons/disco/LWT&quot;, 'ledNum': 35, 'itemState': State.UNKNOWN, 'onState': &quot;placeholder&quot;, 'offState': &quot;Offline&quot;, 'offType': State.DISCONNECTED}," table:formula="of:=CONCATENATE([.B69];[.C69];[.D69];[.E69];[.F69];[.G69];[.H69];[.I69];[.J69];[.K69];[.L69];[.M69];[.N69])" table:style-name="ce4">
            <text:p>{'topic': "tele/i3/inside/commons/disco/LWT", 'ledNum': 35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ommons/east-ceiling-fans/LWT&quot;, 'ledNum': 27, 'itemState': State.UNKNOWN, 'onState': &quot;placeholder&quot;, 'offState': &quot;Offline&quot;, 'offType': State.DISCONNECTED}," table:formula="of:=CONCATENATE([.B70];[.C70];[.D70];[.E70];[.F70];[.G70];[.H70];[.I70];[.J70];[.K70];[.L70];[.M70];[.N70])" table:style-name="ce4">
            <text:p>{'topic': "tele/i3/inside/commons/east-ceiling-fans/LWT", 'ledNum': 27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ommons/east-ceiling-fans/LWT&quot;, 'ledNum': 31, 'itemState': State.UNKNOWN, 'onState': &quot;placeholder&quot;, 'offState': &quot;Offline&quot;, 'offType': State.DISCONNECTED}," table:formula="of:=CONCATENATE([.B71];[.C71];[.D71];[.E71];[.F71];[.G71];[.H71];[.I71];[.J71];[.K71];[.L71];[.M71];[.N71])" table:style-name="ce4">
            <text:p>{'topic': "tele/i3/inside/commons/east-ceiling-fans/LWT", 'ledNum': 31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ommons/south-vent/LWT&quot;, 'ledNum': 60, 'itemState': State.UNKNOWN, 'onState': &quot;placeholder&quot;, 'offState': &quot;Offline&quot;, 'offType': State.DISCONNECTED}," table:formula="of:=CONCATENATE([.B72];[.C72];[.D72];[.E72];[.F72];[.G72];[.H72];[.I72];[.J72];[.K72];[.L72];[.M72];[.N72])" table:style-name="ce4">
            <text:p>{'topic': "tele/i3/inside/commons/south-vent/LWT", 'ledNum': 60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fablab/vent/LWT&quot;, 'ledNum': 59, 'itemState': State.UNKNOWN, 'onState': &quot;placeholder&quot;, 'offState': &quot;Offline&quot;, 'offType': State.DISCONNECTED}," table:formula="of:=CONCATENATE([.B73];[.C73];[.D73];[.E73];[.F73];[.G73];[.H73];[.I73];[.J73];[.K73];[.L73];[.M73];[.N73])" table:style-name="ce4">
            <text:p>{'topic': "tele/i3/inside/fablab/vent/LWT", 'ledNum': 59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infrastructure/compressor-valve/LWT&quot;, 'ledNum': 44, 'itemState': State.UNKNOWN, 'onState': &quot;placeholder&quot;, 'offState': &quot;Offline&quot;, 'offType': State.DISCONNECTED}," table:formula="of:=CONCATENATE([.B74];[.C74];[.D74];[.E74];[.F74];[.G74];[.H74];[.I74];[.J74];[.K74];[.L74];[.M74];[.N74])" table:style-name="ce4">
            <text:p>{'topic': "tele/i3/inside/infrastructure/compressor-valve/LWT", 'ledNum': 44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arge-bathroom/light/LWT&quot;, 'ledNum': 64, 'itemState': State.UNKNOWN, 'onState': &quot;placeholder&quot;, 'offState': &quot;Offline&quot;, 'offType': State.DISCONNECTED}," table:formula="of:=CONCATENATE([.B75];[.C75];[.D75];[.E75];[.F75];[.G75];[.H75];[.I75];[.J75];[.K75];[.L75];[.M75];[.N75])" table:style-name="ce4">
            <text:p>{'topic': "tele/i3/inside/large-bathroom/light/LWT", 'ledNum': 64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arge-bathroom/vent/LWT&quot;, 'ledNum': 65, 'itemState': State.UNKNOWN, 'onState': &quot;placeholder&quot;, 'offState': &quot;Offline&quot;, 'offType': State.DISCONNECTED}," table:formula="of:=CONCATENATE([.B76];[.C76];[.D76];[.E76];[.F76];[.G76];[.H76];[.I76];[.J76];[.K76];[.L76];[.M76];[.N76])" table:style-name="ce4">
            <text:p>{'topic': "tele/i3/inside/large-bathroom/vent/LWT", 'ledNum': 65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1/LWT&quot;, 'ledNum': 14, 'itemState': State.UNKNOWN, 'onState': &quot;placeholder&quot;, 'offState': &quot;Offline&quot;, 'offType': State.DISCONNECTED}," table:formula="of:=CONCATENATE([.B77];[.C77];[.D77];[.E77];[.F77];[.G77];[.H77];[.I77];[.J77];[.K77];[.L77];[.M77];[.N77])" table:style-name="ce4">
            <text:p>{'topic': "tele/i3/inside/lights/001/LWT", 'ledNum': 14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2/LWT&quot;, 'ledNum': 16, 'itemState': State.UNKNOWN, 'onState': &quot;placeholder&quot;, 'offState': &quot;Offline&quot;, 'offType': State.DISCONNECTED}," table:formula="of:=CONCATENATE([.B78];[.C78];[.D78];[.E78];[.F78];[.G78];[.H78];[.I78];[.J78];[.K78];[.L78];[.M78];[.N78])" table:style-name="ce4">
            <text:p>{'topic': "tele/i3/inside/lights/002/LWT", 'ledNum': 16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3/LWT&quot;, 'ledNum': 17, 'itemState': State.UNKNOWN, 'onState': &quot;placeholder&quot;, 'offState': &quot;Offline&quot;, 'offType': State.DISCONNECTED}," table:formula="of:=CONCATENATE([.B79];[.C79];[.D79];[.E79];[.F79];[.G79];[.H79];[.I79];[.J79];[.K79];[.L79];[.M79];[.N79])" table:style-name="ce4">
            <text:p>{'topic': "tele/i3/inside/lights/003/LWT", 'ledNum': 17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4/LWT&quot;, 'ledNum': 18, 'itemState': State.UNKNOWN, 'onState': &quot;placeholder&quot;, 'offState': &quot;Offline&quot;, 'offType': State.DISCONNECTED}," table:formula="of:=CONCATENATE([.B80];[.C80];[.D80];[.E80];[.F80];[.G80];[.H80];[.I80];[.J80];[.K80];[.L80];[.M80];[.N80])" table:style-name="ce4">
            <text:p>{'topic': "tele/i3/inside/lights/004/LWT", 'ledNum': 18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5/LWT&quot;, 'ledNum': 13, 'itemState': State.UNKNOWN, 'onState': &quot;placeholder&quot;, 'offState': &quot;Offline&quot;, 'offType': State.DISCONNECTED}," table:formula="of:=CONCATENATE([.B81];[.C81];[.D81];[.E81];[.F81];[.G81];[.H81];[.I81];[.J81];[.K81];[.L81];[.M81];[.N81])" table:style-name="ce4">
            <text:p>{'topic': "tele/i3/inside/lights/005/LWT", 'ledNum': 13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6/LWT&quot;, 'ledNum': 30, 'itemState': State.UNKNOWN, 'onState': &quot;placeholder&quot;, 'offState': &quot;Offline&quot;, 'offType': State.DISCONNECTED}," table:formula="of:=CONCATENATE([.B82];[.C82];[.D82];[.E82];[.F82];[.G82];[.H82];[.I82];[.J82];[.K82];[.L82];[.M82];[.N82])" table:style-name="ce4">
            <text:p>{'topic': "tele/i3/inside/lights/006/LWT", 'ledNum': 30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7/LWT&quot;, 'ledNum': 29, 'itemState': State.UNKNOWN, 'onState': &quot;placeholder&quot;, 'offState': &quot;Offline&quot;, 'offType': State.DISCONNECTED}," table:formula="of:=CONCATENATE([.B83];[.C83];[.D83];[.E83];[.F83];[.G83];[.H83];[.I83];[.J83];[.K83];[.L83];[.M83];[.N83])" table:style-name="ce4">
            <text:p>{'topic': "tele/i3/inside/lights/007/LWT", 'ledNum': 29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8/LWT&quot;, 'ledNum': 28, 'itemState': State.UNKNOWN, 'onState': &quot;placeholder&quot;, 'offState': &quot;Offline&quot;, 'offType': State.DISCONNECTED}," table:formula="of:=CONCATENATE([.B84];[.C84];[.D84];[.E84];[.F84];[.G84];[.H84];[.I84];[.J84];[.K84];[.L84];[.M84];[.N84])" table:style-name="ce4">
            <text:p>{'topic': "tele/i3/inside/lights/008/LWT", 'ledNum': 28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9/LWT&quot;, 'ledNum': 26, 'itemState': State.UNKNOWN, 'onState': &quot;placeholder&quot;, 'offState': &quot;Offline&quot;, 'offType': State.DISCONNECTED}," table:formula="of:=CONCATENATE([.B85];[.C85];[.D85];[.E85];[.F85];[.G85];[.H85];[.I85];[.J85];[.K85];[.L85];[.M85];[.N85])" table:style-name="ce4">
            <text:p>{'topic': "tele/i3/inside/lights/009/LWT", 'ledNum': 26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0/LWT&quot;, 'ledNum': 33, 'itemState': State.UNKNOWN, 'onState': &quot;placeholder&quot;, 'offState': &quot;Offline&quot;, 'offType': State.DISCONNECTED}," table:formula="of:=CONCATENATE([.B86];[.C86];[.D86];[.E86];[.F86];[.G86];[.H86];[.I86];[.J86];[.K86];[.L86];[.M86];[.N86])" table:style-name="ce4">
            <text:p>{'topic': "tele/i3/inside/lights/010/LWT", 'ledNum': 33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1/LWT&quot;, 'ledNum': 34, 'itemState': State.UNKNOWN, 'onState': &quot;placeholder&quot;, 'offState': &quot;Offline&quot;, 'offType': State.DISCONNECTED}," table:formula="of:=CONCATENATE([.B87];[.C87];[.D87];[.E87];[.F87];[.G87];[.H87];[.I87];[.J87];[.K87];[.L87];[.M87];[.N87])" table:style-name="ce4">
            <text:p>{'topic': "tele/i3/inside/lights/011/LWT", 'ledNum': 34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2/LWT&quot;, 'ledNum': 36, 'itemState': State.UNKNOWN, 'onState': &quot;placeholder&quot;, 'offState': &quot;Offline&quot;, 'offType': State.DISCONNECTED}," table:formula="of:=CONCATENATE([.B88];[.C88];[.D88];[.E88];[.F88];[.G88];[.H88];[.I88];[.J88];[.K88];[.L88];[.M88];[.N88])" table:style-name="ce4">
            <text:p>{'topic': "tele/i3/inside/lights/012/LWT", 'ledNum': 36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3/LWT&quot;, 'ledNum': 38, 'itemState': State.UNKNOWN, 'onState': &quot;placeholder&quot;, 'offState': &quot;Offline&quot;, 'offType': State.DISCONNECTED}," table:formula="of:=CONCATENATE([.B89];[.C89];[.D89];[.E89];[.F89];[.G89];[.H89];[.I89];[.J89];[.K89];[.L89];[.M89];[.N89])" table:style-name="ce4">
            <text:p>{'topic': "tele/i3/inside/lights/013/LWT", 'ledNum': 38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4/LWT&quot;, 'ledNum': 39, 'itemState': State.UNKNOWN, 'onState': &quot;placeholder&quot;, 'offState': &quot;Offline&quot;, 'offType': State.DISCONNECTED}," table:formula="of:=CONCATENATE([.B90];[.C90];[.D90];[.E90];[.F90];[.G90];[.H90];[.I90];[.J90];[.K90];[.L90];[.M90];[.N90])" table:style-name="ce4">
            <text:p>{'topic': "tele/i3/inside/lights/014/LWT", 'ledNum': 39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5/LWT&quot;, 'ledNum': 61, 'itemState': State.UNKNOWN, 'onState': &quot;placeholder&quot;, 'offState': &quot;Offline&quot;, 'offType': State.DISCONNECTED}," table:formula="of:=CONCATENATE([.B91];[.C91];[.D91];[.E91];[.F91];[.G91];[.H91];[.I91];[.J91];[.K91];[.L91];[.M91];[.N91])" table:style-name="ce4">
            <text:p>{'topic': "tele/i3/inside/lights/015/LWT", 'ledNum': 61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6/LWT&quot;, 'ledNum': 52, 'itemState': State.UNKNOWN, 'onState': &quot;placeholder&quot;, 'offState': &quot;Offline&quot;, 'offType': State.DISCONNECTED}," table:formula="of:=CONCATENATE([.B92];[.C92];[.D92];[.E92];[.F92];[.G92];[.H92];[.I92];[.J92];[.K92];[.L92];[.M92];[.N92])" table:style-name="ce4">
            <text:p>{'topic': "tele/i3/inside/lights/016/LWT", 'ledNum': 52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7/LWT&quot;, 'ledNum': 49, 'itemState': State.UNKNOWN, 'onState': &quot;placeholder&quot;, 'offState': &quot;Offline&quot;, 'offType': State.DISCONNECTED}," table:formula="of:=CONCATENATE([.B93];[.C93];[.D93];[.E93];[.F93];[.G93];[.H93];[.I93];[.J93];[.K93];[.L93];[.M93];[.N93])" table:style-name="ce4">
            <text:p>{'topic': "tele/i3/inside/lights/017/LWT", 'ledNum': 49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8/LWT&quot;, 'ledNum': 48, 'itemState': State.UNKNOWN, 'onState': &quot;placeholder&quot;, 'offState': &quot;Offline&quot;, 'offType': State.DISCONNECTED}," table:formula="of:=CONCATENATE([.B94];[.C94];[.D94];[.E94];[.F94];[.G94];[.H94];[.I94];[.J94];[.K94];[.L94];[.M94];[.N94])" table:style-name="ce4">
            <text:p>{'topic': "tele/i3/inside/lights/018/LWT", 'ledNum': 48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9/LWT&quot;, 'ledNum': 45, 'itemState': State.UNKNOWN, 'onState': &quot;placeholder&quot;, 'offState': &quot;Offline&quot;, 'offType': State.DISCONNECTED}," table:formula="of:=CONCATENATE([.B95];[.C95];[.D95];[.E95];[.F95];[.G95];[.H95];[.I95];[.J95];[.K95];[.L95];[.M95];[.N95])" table:style-name="ce4">
            <text:p>{'topic': "tele/i3/inside/lights/019/LWT", 'ledNum': 45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0/LWT&quot;, 'ledNum': 62, 'itemState': State.UNKNOWN, 'onState': &quot;placeholder&quot;, 'offState': &quot;Offline&quot;, 'offType': State.DISCONNECTED}," table:formula="of:=CONCATENATE([.B96];[.C96];[.D96];[.E96];[.F96];[.G96];[.H96];[.I96];[.J96];[.K96];[.L96];[.M96];[.N96])" table:style-name="ce4">
            <text:p>{'topic': "tele/i3/inside/lights/020/LWT", 'ledNum': 62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1/LWT&quot;, 'ledNum': 56, 'itemState': State.UNKNOWN, 'onState': &quot;placeholder&quot;, 'offState': &quot;Offline&quot;, 'offType': State.DISCONNECTED}," table:formula="of:=CONCATENATE([.B97];[.C97];[.D97];[.E97];[.F97];[.G97];[.H97];[.I97];[.J97];[.K97];[.L97];[.M97];[.N97])" table:style-name="ce4">
            <text:p>{'topic': "tele/i3/inside/lights/021/LWT", 'ledNum': 56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2/LWT&quot;, 'ledNum': 54, 'itemState': State.UNKNOWN, 'onState': &quot;placeholder&quot;, 'offState': &quot;Offline&quot;, 'offType': State.DISCONNECTED}," table:formula="of:=CONCATENATE([.B98];[.C98];[.D98];[.E98];[.F98];[.G98];[.H98];[.I98];[.J98];[.K98];[.L98];[.M98];[.N98])" table:style-name="ce4">
            <text:p>{'topic': "tele/i3/inside/lights/022/LWT", 'ledNum': 54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3/LWT&quot;, 'ledNum': 51, 'itemState': State.UNKNOWN, 'onState': &quot;placeholder&quot;, 'offState': &quot;Offline&quot;, 'offType': State.DISCONNECTED}," table:formula="of:=CONCATENATE([.B99];[.C99];[.D99];[.E99];[.F99];[.G99];[.H99];[.I99];[.J99];[.K99];[.L99];[.M99];[.N99])" table:style-name="ce4">
            <text:p>{'topic': "tele/i3/inside/lights/023/LWT", 'ledNum': 51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4/LWT&quot;, 'ledNum': 50, 'itemState': State.UNKNOWN, 'onState': &quot;placeholder&quot;, 'offState': &quot;Offline&quot;, 'offType': State.DISCONNECTED}," table:formula="of:=CONCATENATE([.B100];[.C100];[.D100];[.E100];[.F100];[.G100];[.H100];[.I100];[.J100];[.K100];[.L100];[.M100];[.N100])" table:style-name="ce4">
            <text:p>{'topic': "tele/i3/inside/lights/024/LWT", 'ledNum': 50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5/LWT&quot;, 'ledNum': 46, 'itemState': State.UNKNOWN, 'onState': &quot;placeholder&quot;, 'offState': &quot;Offline&quot;, 'offType': State.DISCONNECTED}," table:formula="of:=CONCATENATE([.B101];[.C101];[.D101];[.E101];[.F101];[.G101];[.H101];[.I101];[.J101];[.K101];[.L101];[.M101];[.N101])" table:style-name="ce4">
            <text:p>{'topic': "tele/i3/inside/lights/025/LWT", 'ledNum': 46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6/LWT&quot;, 'ledNum': 47, 'itemState': State.UNKNOWN, 'onState': &quot;placeholder&quot;, 'offState': &quot;Offline&quot;, 'offType': State.DISCONNECTED}," table:formula="of:=CONCATENATE([.B102];[.C102];[.D102];[.E102];[.F102];[.G102];[.H102];[.I102];[.J102];[.K102];[.L102];[.M102];[.N102])" table:style-name="ce4">
            <text:p>{'topic': "tele/i3/inside/lights/026/LWT", 'ledNum': 47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7/LWT&quot;, 'ledNum': 63, 'itemState': State.UNKNOWN, 'onState': &quot;placeholder&quot;, 'offState': &quot;Offline&quot;, 'offType': State.DISCONNECTED}," table:formula="of:=CONCATENATE([.B103];[.C103];[.D103];[.E103];[.F103];[.G103];[.H103];[.I103];[.J103];[.K103];[.L103];[.M103];[.N103])" table:style-name="ce4">
            <text:p>{'topic': "tele/i3/inside/lights/027/LWT", 'ledNum': 63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8/LWT&quot;, 'ledNum': 15, 'itemState': State.UNKNOWN, 'onState': &quot;placeholder&quot;, 'offState': &quot;Offline&quot;, 'offType': State.DISCONNECTED}," table:formula="of:=CONCATENATE([.B104];[.C104];[.D104];[.E104];[.F104];[.G104];[.H104];[.I104];[.J104];[.K104];[.L104];[.M104];[.N104])" table:style-name="ce4">
            <text:p>{'topic': "tele/i3/inside/lights/028/LWT", 'ledNum': 15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9/LWT&quot;, 'ledNum': 21, 'itemState': State.UNKNOWN, 'onState': &quot;placeholder&quot;, 'offState': &quot;Offline&quot;, 'offType': State.DISCONNECTED}," table:formula="of:=CONCATENATE([.B105];[.C105];[.D105];[.E105];[.F105];[.G105];[.H105];[.I105];[.J105];[.K105];[.L105];[.M105];[.N105])" table:style-name="ce4">
            <text:p>{'topic': "tele/i3/inside/lights/029/LWT", 'ledNum': 21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0/LWT&quot;, 'ledNum': 22, 'itemState': State.UNKNOWN, 'onState': &quot;placeholder&quot;, 'offState': &quot;Offline&quot;, 'offType': State.DISCONNECTED}," table:formula="of:=CONCATENATE([.B106];[.C106];[.D106];[.E106];[.F106];[.G106];[.H106];[.I106];[.J106];[.K106];[.L106];[.M106];[.N106])" table:style-name="ce4">
            <text:p>{'topic': "tele/i3/inside/lights/030/LWT", 'ledNum': 22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1/LWT&quot;, 'ledNum': 24, 'itemState': State.UNKNOWN, 'onState': &quot;placeholder&quot;, 'offState': &quot;Offline&quot;, 'offType': State.DISCONNECTED}," table:formula="of:=CONCATENATE([.B107];[.C107];[.D107];[.E107];[.F107];[.G107];[.H107];[.I107];[.J107];[.K107];[.L107];[.M107];[.N107])" table:style-name="ce4">
            <text:p>{'topic': "tele/i3/inside/lights/031/LWT", 'ledNum': 24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2/LWT&quot;, 'ledNum': 23, 'itemState': State.UNKNOWN, 'onState': &quot;placeholder&quot;, 'offState': &quot;Offline&quot;, 'offType': State.DISCONNECTED}," table:formula="of:=CONCATENATE([.B108];[.C108];[.D108];[.E108];[.F108];[.G108];[.H108];[.I108];[.J108];[.K108];[.L108];[.M108];[.N108])" table:style-name="ce4">
            <text:p>{'topic': "tele/i3/inside/lights/032/LWT", 'ledNum': 23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3/LWT&quot;, 'ledNum': 42, 'itemState': State.UNKNOWN, 'onState': &quot;placeholder&quot;, 'offState': &quot;Offline&quot;, 'offType': State.DISCONNECTED}," table:formula="of:=CONCATENATE([.B109];[.C109];[.D109];[.E109];[.F109];[.G109];[.H109];[.I109];[.J109];[.K109];[.L109];[.M109];[.N109])" table:style-name="ce4">
            <text:p>{'topic': "tele/i3/inside/lights/033/LWT", 'ledNum': 42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4/LWT&quot;, 'ledNum': 41, 'itemState': State.UNKNOWN, 'onState': &quot;placeholder&quot;, 'offState': &quot;Offline&quot;, 'offType': State.DISCONNECTED}," table:formula="of:=CONCATENATE([.B110];[.C110];[.D110];[.E110];[.F110];[.G110];[.H110];[.I110];[.J110];[.K110];[.L110];[.M110];[.N110])" table:style-name="ce4">
            <text:p>{'topic': "tele/i3/inside/lights/034/LWT", 'ledNum': 41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5/LWT&quot;, 'ledNum': 40, 'itemState': State.UNKNOWN, 'onState': &quot;placeholder&quot;, 'offState': &quot;Offline&quot;, 'offType': State.DISCONNECTED}," table:formula="of:=CONCATENATE([.B111];[.C111];[.D111];[.E111];[.F111];[.G111];[.H111];[.I111];[.J111];[.K111];[.L111];[.M111];[.N111])" table:style-name="ce4">
            <text:p>{'topic': "tele/i3/inside/lights/035/LWT", 'ledNum': 40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6/LWT&quot;, 'ledNum': 55, 'itemState': State.UNKNOWN, 'onState': &quot;placeholder&quot;, 'offState': &quot;Offline&quot;, 'offType': State.DISCONNECTED}," table:formula="of:=CONCATENATE([.B112];[.C112];[.D112];[.E112];[.F112];[.G112];[.H112];[.I112];[.J112];[.K112];[.L112];[.M112];[.N112])" table:style-name="ce4">
            <text:p>{'topic': "tele/i3/inside/lights/036/LWT", 'ledNum': 55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7/LWT&quot;, 'ledNum': 58, 'itemState': State.UNKNOWN, 'onState': &quot;placeholder&quot;, 'offState': &quot;Offline&quot;, 'offType': State.DISCONNECTED}," table:formula="of:=CONCATENATE([.B113];[.C113];[.D113];[.E113];[.F113];[.G113];[.H113];[.I113];[.J113];[.K113];[.L113];[.M113];[.N113])" table:style-name="ce4">
            <text:p>{'topic': "tele/i3/inside/lights/037/LWT", 'ledNum': 58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infrastructure/air-compressor/LWT&quot;, 'ledNum': 43, 'itemState': State.UNKNOWN, 'onState': &quot;placeholder&quot;, 'offState': &quot;Offline&quot;, 'offType': State.DISCONNECTED}," table:formula="of:=CONCATENATE([.B114];[.C114];[.D114];[.E114];[.F114];[.G114];[.H114];[.I114];[.J114];[.K114];[.L114];[.M114];[.N114])" table:style-name="ce4">
            <text:p>{'topic': "tele/i3/inside/infrastructure/air-compressor/LWT", 'ledNum': 43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air-compressor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aser-zone/ceiling-fan/LWT&quot;, 'ledNum': 57, 'itemState': State.UNKNOWN, 'onState': &quot;placeholder&quot;, 'offState': &quot;Offline&quot;, 'offType': State.DISCONNECTED}," table:formula="of:=CONCATENATE([.B115];[.C115];[.D115];[.E115];[.F115];[.G115];[.H115];[.I115];[.J115];[.K115];[.L115];[.M115];[.N115])" table:style-name="ce4">
            <text:p>{'topic': "tele/i3/inside/laser-zone/ceiling-fan/LWT", 'ledNum': 57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ser-zone/ceiling-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laserZone/ventFan/LWT&quot;, 'ledNum': 53, 'itemState': State.UNKNOWN, 'onState': &quot;placeholder&quot;, 'offState': &quot;Offline&quot;, 'offType': State.DISCONNECTED}," table:formula="of:=CONCATENATE([.B116];[.C116];[.D116];[.E116];[.F116];[.G116];[.H116];[.I116];[.J116];[.K116];[.L116];[.M116];[.N116])" table:style-name="ce4">
            <text:p>{'topic': "tele/i3/laserZone/ventFan/LWT", 'ledNum': 53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machine-shop/ceiling-fan/LWT&quot;, 'ledNum': 25, 'itemState': State.UNKNOWN, 'onState': &quot;placeholder&quot;, 'offState': &quot;Offline&quot;, 'offType': State.DISCONNECTED}," table:formula="of:=CONCATENATE([.B117];[.C117];[.D117];[.E117];[.F117];[.G117];[.H117];[.I117];[.J117];[.K117];[.L117];[.M117];[.N117])" table:style-name="ce4">
            <text:p>{'topic': "tele/i3/inside/machine-shop/ceiling-fan/LWT", 'ledNum': 25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-shop/ceiling-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media-lab/lights/LWT&quot;, 'ledNum': 70, 'itemState': State.UNKNOWN, 'onState': &quot;Online&quot;, 'offState': &quot;Offline&quot;, 'offType': State.DISCONNECTED}," table:formula="of:=CONCATENATE([.B118];[.C118];[.D118];[.E118];[.F118];[.G118];[.H118];[.I118];[.J118];[.K118];[.L118];[.M118];[.N118])" table:style-name="ce4">
            <text:p>{'topic': "tele/i3/inside/media-lab/lights/LWT", 'ledNum': 70, 'itemState': State.UNKNOWN, 'onState': "Online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edia-lab/light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ommons/snapple-vending-light/STATE&quot;, 'ledNum': 32, 'itemState': State.UNKNOWN, 'onState': &quot;\&quot;POWER\&quot;:\&quot;ON\&quot;&quot;, 'offState': &quot;\&quot;POWER\&quot;:\&quot;OFF\&quot;&quot;, 'offType': State.OFF}," table:formula="of:=CONCATENATE([.B119];[.C119];[.D119];[.E119];[.F119];[.G119];[.H119];[.I119];[.J119];[.K119];[.L119];[.M119];[.N119])" table:style-name="ce4">
            <text:p>{'topic': "tele/i3/inside/commons/snapple-vending-light/STATE", 'ledNum': 32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napple-vending-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accent/chandelier-01/STATE&quot;, 'ledNum': 37, 'itemState': State.UNKNOWN, 'onState': &quot;\&quot;POWER\&quot;:\&quot;ON\&quot;&quot;, 'offState': &quot;\&quot;POWER\&quot;:\&quot;OFF\&quot;&quot;, 'offType': State.OFF}," table:formula="of:=CONCATENATE([.B120];[.C120];[.D120];[.E120];[.F120];[.G120];[.H120];[.I120];[.J120];[.K120];[.L120];[.M120];[.N120])" table:style-name="ce4">
            <text:p>{'topic': "tele/i3/inside/accent/chandelier-01/STATE", 'ledNum': 37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accent/chandelier-02/STATE&quot;, 'ledNum': 72, 'itemState': State.UNKNOWN, 'onState': &quot;\&quot;POWER\&quot;:\&quot;ON\&quot;&quot;, 'offState': &quot;\&quot;POWER\&quot;:\&quot;OFF\&quot;&quot;, 'offType': State.OFF}," table:formula="of:=CONCATENATE([.B121];[.C121];[.D121];[.E121];[.F121];[.G121];[.H121];[.I121];[.J121];[.K121];[.L121];[.M121];[.N121])" table:style-name="ce4">
            <text:p>{'topic': "tele/i3/inside/accent/chandelier-02/STATE", 'ledNum': 72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lassroom/sign/STATE&quot;, 'ledNum': 7, 'itemState': State.UNKNOWN, 'onState': &quot;\&quot;POWER\&quot;:\&quot;ON\&quot;&quot;, 'offState': &quot;\&quot;POWER\&quot;:\&quot;OFF\&quot;&quot;, 'offType': State.OFF}," table:formula="of:=CONCATENATE([.B122];[.C122];[.D122];[.E122];[.F122];[.G122];[.H122];[.I122];[.J122];[.K122];[.L122];[.M122];[.N122])" table:style-name="ce4">
            <text:p>{'topic': "tele/i3/inside/classroom/sign/STATE", 'ledNum': 7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nc/vent/STATE&quot;, 'ledNum': 19, 'itemState': State.UNKNOWN, 'onState': &quot;\&quot;POWER\&quot;:\&quot;ON\&quot;&quot;, 'offState': &quot;\&quot;POWER\&quot;:\&quot;OFF\&quot;&quot;, 'offType': State.OFF}," table:formula="of:=CONCATENATE([.B123];[.C123];[.D123];[.E123];[.F123];[.G123];[.H123];[.I123];[.J123];[.K123];[.L123];[.M123];[.N123])" table:style-name="ce4">
            <text:p>{'topic': "tele/i3/inside/cnc/vent/STATE", 'ledNum': 19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nc/light/STATE&quot;, 'ledNum': 20, 'itemState': State.UNKNOWN, 'onState': &quot;\&quot;POWER\&quot;:\&quot;ON\&quot;&quot;, 'offState': &quot;\&quot;POWER\&quot;:\&quot;OFF\&quot;&quot;, 'offType': State.OFF}," table:formula="of:=CONCATENATE([.B124];[.C124];[.D124];[.E124];[.F124];[.G124];[.H124];[.I124];[.J124];[.K124];[.L124];[.M124];[.N124])" table:style-name="ce4">
            <text:p>{'topic': "tele/i3/inside/cnc/light/STATE", 'ledNum': 20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ommons/disco/STATE&quot;, 'ledNum': 35, 'itemState': State.UNKNOWN, 'onState': &quot;\&quot;POWER\&quot;:\&quot;ON\&quot;&quot;, 'offState': &quot;\&quot;POWER\&quot;:\&quot;OFF\&quot;&quot;, 'offType': State.OFF}," table:formula="of:=CONCATENATE([.B125];[.C125];[.D125];[.E125];[.F125];[.G125];[.H125];[.I125];[.J125];[.K125];[.L125];[.M125];[.N125])" table:style-name="ce4">
            <text:p>{'topic': "tele/i3/inside/commons/disco/STATE", 'ledNum': 35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ommons/east-ceiling-fans/STATE&quot;, 'ledNum': 27, 'itemState': State.UNKNOWN, 'onState': &quot;\&quot;POWER\&quot;:\&quot;ON\&quot;&quot;, 'offState': &quot;\&quot;POWER\&quot;:\&quot;OFF\&quot;&quot;, 'offType': State.OFF}," table:formula="of:=CONCATENATE([.B126];[.C126];[.D126];[.E126];[.F126];[.G126];[.H126];[.I126];[.J126];[.K126];[.L126];[.M126];[.N126])" table:style-name="ce4">
            <text:p>{'topic': "tele/i3/inside/commons/east-ceiling-fans/STATE", 'ledNum': 27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ommons/east-ceiling-fans/STATE&quot;, 'ledNum': 31, 'itemState': State.UNKNOWN, 'onState': &quot;\&quot;POWER\&quot;:\&quot;ON\&quot;&quot;, 'offState': &quot;\&quot;POWER\&quot;:\&quot;OFF\&quot;&quot;, 'offType': State.OFF}," table:formula="of:=CONCATENATE([.B127];[.C127];[.D127];[.E127];[.F127];[.G127];[.H127];[.I127];[.J127];[.K127];[.L127];[.M127];[.N127])" table:style-name="ce4">
            <text:p>{'topic': "tele/i3/inside/commons/east-ceiling-fans/STATE", 'ledNum': 31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ommons/south-vent/STATE&quot;, 'ledNum': 60, 'itemState': State.UNKNOWN, 'onState': &quot;\&quot;POWER\&quot;:\&quot;ON\&quot;&quot;, 'offState': &quot;\&quot;POWER\&quot;:\&quot;OFF\&quot;&quot;, 'offType': State.OFF}," table:formula="of:=CONCATENATE([.B128];[.C128];[.D128];[.E128];[.F128];[.G128];[.H128];[.I128];[.J128];[.K128];[.L128];[.M128];[.N128])" table:style-name="ce4">
            <text:p>{'topic': "tele/i3/inside/commons/south-vent/STATE", 'ledNum': 60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fablab/vent/STATE&quot;, 'ledNum': 59, 'itemState': State.UNKNOWN, 'onState': &quot;\&quot;POWER\&quot;:\&quot;ON\&quot;&quot;, 'offState': &quot;\&quot;POWER\&quot;:\&quot;OFF\&quot;&quot;, 'offType': State.OFF}," table:formula="of:=CONCATENATE([.B129];[.C129];[.D129];[.E129];[.F129];[.G129];[.H129];[.I129];[.J129];[.K129];[.L129];[.M129];[.N129])" table:style-name="ce4">
            <text:p>{'topic': "tele/i3/inside/fablab/vent/STATE", 'ledNum': 59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infrastructure/compressor-valve/STATE&quot;, 'ledNum': 44, 'itemState': State.UNKNOWN, 'onState': &quot;\&quot;POWER\&quot;:\&quot;ON\&quot;&quot;, 'offState': &quot;\&quot;POWER\&quot;:\&quot;OFF\&quot;&quot;, 'offType': State.OFF}," table:formula="of:=CONCATENATE([.B130];[.C130];[.D130];[.E130];[.F130];[.G130];[.H130];[.I130];[.J130];[.K130];[.L130];[.M130];[.N130])" table:style-name="ce4">
            <text:p>{'topic': "tele/i3/inside/infrastructure/compressor-valve/STATE", 'ledNum': 44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arge-bathroom/light/STATE&quot;, 'ledNum': 64, 'itemState': State.UNKNOWN, 'onState': &quot;\&quot;POWER\&quot;:\&quot;ON\&quot;&quot;, 'offState': &quot;\&quot;POWER\&quot;:\&quot;OFF\&quot;&quot;, 'offType': State.OFF}," table:formula="of:=CONCATENATE([.B131];[.C131];[.D131];[.E131];[.F131];[.G131];[.H131];[.I131];[.J131];[.K131];[.L131];[.M131];[.N131])" table:style-name="ce4">
            <text:p>{'topic': "tele/i3/inside/large-bathroom/light/STATE", 'ledNum': 64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arge-bathroom/vent/STATE&quot;, 'ledNum': 65, 'itemState': State.UNKNOWN, 'onState': &quot;\&quot;POWER\&quot;:\&quot;ON\&quot;&quot;, 'offState': &quot;\&quot;POWER\&quot;:\&quot;OFF\&quot;&quot;, 'offType': State.OFF}," table:formula="of:=CONCATENATE([.B132];[.C132];[.D132];[.E132];[.F132];[.G132];[.H132];[.I132];[.J132];[.K132];[.L132];[.M132];[.N132])" table:style-name="ce4">
            <text:p>{'topic': "tele/i3/inside/large-bathroom/vent/STATE", 'ledNum': 65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1/STATE&quot;, 'ledNum': 14, 'itemState': State.UNKNOWN, 'onState': &quot;\&quot;POWER\&quot;:\&quot;ON\&quot;&quot;, 'offState': &quot;\&quot;POWER\&quot;:\&quot;OFF\&quot;&quot;, 'offType': State.OFF}," table:formula="of:=CONCATENATE([.B133];[.C133];[.D133];[.E133];[.F133];[.G133];[.H133];[.I133];[.J133];[.K133];[.L133];[.M133];[.N133])" table:style-name="ce4">
            <text:p>{'topic': "tele/i3/inside/lights/001/STATE", 'ledNum': 14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2/STATE&quot;, 'ledNum': 16, 'itemState': State.UNKNOWN, 'onState': &quot;\&quot;POWER\&quot;:\&quot;ON\&quot;&quot;, 'offState': &quot;\&quot;POWER\&quot;:\&quot;OFF\&quot;&quot;, 'offType': State.OFF}," table:formula="of:=CONCATENATE([.B134];[.C134];[.D134];[.E134];[.F134];[.G134];[.H134];[.I134];[.J134];[.K134];[.L134];[.M134];[.N134])" table:style-name="ce4">
            <text:p>{'topic': "tele/i3/inside/lights/002/STATE", 'ledNum': 16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3/STATE&quot;, 'ledNum': 17, 'itemState': State.UNKNOWN, 'onState': &quot;\&quot;POWER\&quot;:\&quot;ON\&quot;&quot;, 'offState': &quot;\&quot;POWER\&quot;:\&quot;OFF\&quot;&quot;, 'offType': State.OFF}," table:formula="of:=CONCATENATE([.B135];[.C135];[.D135];[.E135];[.F135];[.G135];[.H135];[.I135];[.J135];[.K135];[.L135];[.M135];[.N135])" table:style-name="ce4">
            <text:p>{'topic': "tele/i3/inside/lights/003/STATE", 'ledNum': 17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4/STATE&quot;, 'ledNum': 18, 'itemState': State.UNKNOWN, 'onState': &quot;\&quot;POWER\&quot;:\&quot;ON\&quot;&quot;, 'offState': &quot;\&quot;POWER\&quot;:\&quot;OFF\&quot;&quot;, 'offType': State.OFF}," table:formula="of:=CONCATENATE([.B136];[.C136];[.D136];[.E136];[.F136];[.G136];[.H136];[.I136];[.J136];[.K136];[.L136];[.M136];[.N136])" table:style-name="ce4">
            <text:p>{'topic': "tele/i3/inside/lights/004/STATE", 'ledNum': 18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5/STATE&quot;, 'ledNum': 13, 'itemState': State.UNKNOWN, 'onState': &quot;\&quot;POWER\&quot;:\&quot;ON\&quot;&quot;, 'offState': &quot;\&quot;POWER\&quot;:\&quot;OFF\&quot;&quot;, 'offType': State.OFF}," table:formula="of:=CONCATENATE([.B137];[.C137];[.D137];[.E137];[.F137];[.G137];[.H137];[.I137];[.J137];[.K137];[.L137];[.M137];[.N137])" table:style-name="ce4">
            <text:p>{'topic': "tele/i3/inside/lights/005/STATE", 'ledNum': 13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6/STATE&quot;, 'ledNum': 30, 'itemState': State.UNKNOWN, 'onState': &quot;\&quot;POWER\&quot;:\&quot;ON\&quot;&quot;, 'offState': &quot;\&quot;POWER\&quot;:\&quot;OFF\&quot;&quot;, 'offType': State.OFF}," table:formula="of:=CONCATENATE([.B138];[.C138];[.D138];[.E138];[.F138];[.G138];[.H138];[.I138];[.J138];[.K138];[.L138];[.M138];[.N138])" table:style-name="ce4">
            <text:p>{'topic': "tele/i3/inside/lights/006/STATE", 'ledNum': 30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7/STATE&quot;, 'ledNum': 29, 'itemState': State.UNKNOWN, 'onState': &quot;\&quot;POWER\&quot;:\&quot;ON\&quot;&quot;, 'offState': &quot;\&quot;POWER\&quot;:\&quot;OFF\&quot;&quot;, 'offType': State.OFF}," table:formula="of:=CONCATENATE([.B139];[.C139];[.D139];[.E139];[.F139];[.G139];[.H139];[.I139];[.J139];[.K139];[.L139];[.M139];[.N139])" table:style-name="ce4">
            <text:p>{'topic': "tele/i3/inside/lights/007/STATE", 'ledNum': 29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8/STATE&quot;, 'ledNum': 28, 'itemState': State.UNKNOWN, 'onState': &quot;\&quot;POWER\&quot;:\&quot;ON\&quot;&quot;, 'offState': &quot;\&quot;POWER\&quot;:\&quot;OFF\&quot;&quot;, 'offType': State.OFF}," table:formula="of:=CONCATENATE([.B140];[.C140];[.D140];[.E140];[.F140];[.G140];[.H140];[.I140];[.J140];[.K140];[.L140];[.M140];[.N140])" table:style-name="ce4">
            <text:p>{'topic': "tele/i3/inside/lights/008/STATE", 'ledNum': 28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9/STATE&quot;, 'ledNum': 26, 'itemState': State.UNKNOWN, 'onState': &quot;\&quot;POWER\&quot;:\&quot;ON\&quot;&quot;, 'offState': &quot;\&quot;POWER\&quot;:\&quot;OFF\&quot;&quot;, 'offType': State.OFF}," table:formula="of:=CONCATENATE([.B141];[.C141];[.D141];[.E141];[.F141];[.G141];[.H141];[.I141];[.J141];[.K141];[.L141];[.M141];[.N141])" table:style-name="ce4">
            <text:p>{'topic': "tele/i3/inside/lights/009/STATE", 'ledNum': 26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0/STATE&quot;, 'ledNum': 33, 'itemState': State.UNKNOWN, 'onState': &quot;\&quot;POWER\&quot;:\&quot;ON\&quot;&quot;, 'offState': &quot;\&quot;POWER\&quot;:\&quot;OFF\&quot;&quot;, 'offType': State.OFF}," table:formula="of:=CONCATENATE([.B142];[.C142];[.D142];[.E142];[.F142];[.G142];[.H142];[.I142];[.J142];[.K142];[.L142];[.M142];[.N142])" table:style-name="ce4">
            <text:p>{'topic': "tele/i3/inside/lights/010/STATE", 'ledNum': 33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1/STATE&quot;, 'ledNum': 34, 'itemState': State.UNKNOWN, 'onState': &quot;\&quot;POWER\&quot;:\&quot;ON\&quot;&quot;, 'offState': &quot;\&quot;POWER\&quot;:\&quot;OFF\&quot;&quot;, 'offType': State.OFF}," table:formula="of:=CONCATENATE([.B143];[.C143];[.D143];[.E143];[.F143];[.G143];[.H143];[.I143];[.J143];[.K143];[.L143];[.M143];[.N143])" table:style-name="ce4">
            <text:p>{'topic': "tele/i3/inside/lights/011/STATE", 'ledNum': 34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2/STATE&quot;, 'ledNum': 36, 'itemState': State.UNKNOWN, 'onState': &quot;\&quot;POWER\&quot;:\&quot;ON\&quot;&quot;, 'offState': &quot;\&quot;POWER\&quot;:\&quot;OFF\&quot;&quot;, 'offType': State.OFF}," table:formula="of:=CONCATENATE([.B144];[.C144];[.D144];[.E144];[.F144];[.G144];[.H144];[.I144];[.J144];[.K144];[.L144];[.M144];[.N144])" table:style-name="ce4">
            <text:p>{'topic': "tele/i3/inside/lights/012/STATE", 'ledNum': 36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3/STATE&quot;, 'ledNum': 38, 'itemState': State.UNKNOWN, 'onState': &quot;\&quot;POWER\&quot;:\&quot;ON\&quot;&quot;, 'offState': &quot;\&quot;POWER\&quot;:\&quot;OFF\&quot;&quot;, 'offType': State.OFF}," table:formula="of:=CONCATENATE([.B145];[.C145];[.D145];[.E145];[.F145];[.G145];[.H145];[.I145];[.J145];[.K145];[.L145];[.M145];[.N145])" table:style-name="ce4">
            <text:p>{'topic': "tele/i3/inside/lights/013/STATE", 'ledNum': 38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4/STATE&quot;, 'ledNum': 39, 'itemState': State.UNKNOWN, 'onState': &quot;\&quot;POWER\&quot;:\&quot;ON\&quot;&quot;, 'offState': &quot;\&quot;POWER\&quot;:\&quot;OFF\&quot;&quot;, 'offType': State.OFF}," table:formula="of:=CONCATENATE([.B146];[.C146];[.D146];[.E146];[.F146];[.G146];[.H146];[.I146];[.J146];[.K146];[.L146];[.M146];[.N146])" table:style-name="ce4">
            <text:p>{'topic': "tele/i3/inside/lights/014/STATE", 'ledNum': 39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5/STATE&quot;, 'ledNum': 61, 'itemState': State.UNKNOWN, 'onState': &quot;\&quot;POWER\&quot;:\&quot;ON\&quot;&quot;, 'offState': &quot;\&quot;POWER\&quot;:\&quot;OFF\&quot;&quot;, 'offType': State.OFF}," table:formula="of:=CONCATENATE([.B147];[.C147];[.D147];[.E147];[.F147];[.G147];[.H147];[.I147];[.J147];[.K147];[.L147];[.M147];[.N147])" table:style-name="ce4">
            <text:p>{'topic': "tele/i3/inside/lights/015/STATE", 'ledNum': 61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6/STATE&quot;, 'ledNum': 52, 'itemState': State.UNKNOWN, 'onState': &quot;\&quot;POWER\&quot;:\&quot;ON\&quot;&quot;, 'offState': &quot;\&quot;POWER\&quot;:\&quot;OFF\&quot;&quot;, 'offType': State.OFF}," table:formula="of:=CONCATENATE([.B148];[.C148];[.D148];[.E148];[.F148];[.G148];[.H148];[.I148];[.J148];[.K148];[.L148];[.M148];[.N148])" table:style-name="ce4">
            <text:p>{'topic': "tele/i3/inside/lights/016/STATE", 'ledNum': 52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7/STATE&quot;, 'ledNum': 49, 'itemState': State.UNKNOWN, 'onState': &quot;\&quot;POWER\&quot;:\&quot;ON\&quot;&quot;, 'offState': &quot;\&quot;POWER\&quot;:\&quot;OFF\&quot;&quot;, 'offType': State.OFF}," table:formula="of:=CONCATENATE([.B149];[.C149];[.D149];[.E149];[.F149];[.G149];[.H149];[.I149];[.J149];[.K149];[.L149];[.M149];[.N149])" table:style-name="ce4">
            <text:p>{'topic': "tele/i3/inside/lights/017/STATE", 'ledNum': 49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8/STATE&quot;, 'ledNum': 48, 'itemState': State.UNKNOWN, 'onState': &quot;\&quot;POWER\&quot;:\&quot;ON\&quot;&quot;, 'offState': &quot;\&quot;POWER\&quot;:\&quot;OFF\&quot;&quot;, 'offType': State.OFF}," table:formula="of:=CONCATENATE([.B150];[.C150];[.D150];[.E150];[.F150];[.G150];[.H150];[.I150];[.J150];[.K150];[.L150];[.M150];[.N150])" table:style-name="ce4">
            <text:p>{'topic': "tele/i3/inside/lights/018/STATE", 'ledNum': 48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9/STATE&quot;, 'ledNum': 45, 'itemState': State.UNKNOWN, 'onState': &quot;\&quot;POWER\&quot;:\&quot;ON\&quot;&quot;, 'offState': &quot;\&quot;POWER\&quot;:\&quot;OFF\&quot;&quot;, 'offType': State.OFF}," table:formula="of:=CONCATENATE([.B151];[.C151];[.D151];[.E151];[.F151];[.G151];[.H151];[.I151];[.J151];[.K151];[.L151];[.M151];[.N151])" table:style-name="ce4">
            <text:p>{'topic': "tele/i3/inside/lights/019/STATE", 'ledNum': 45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0/STATE&quot;, 'ledNum': 62, 'itemState': State.UNKNOWN, 'onState': &quot;\&quot;POWER\&quot;:\&quot;ON\&quot;&quot;, 'offState': &quot;\&quot;POWER\&quot;:\&quot;OFF\&quot;&quot;, 'offType': State.OFF}," table:formula="of:=CONCATENATE([.B152];[.C152];[.D152];[.E152];[.F152];[.G152];[.H152];[.I152];[.J152];[.K152];[.L152];[.M152];[.N152])" table:style-name="ce4">
            <text:p>{'topic': "tele/i3/inside/lights/020/STATE", 'ledNum': 62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1/STATE&quot;, 'ledNum': 56, 'itemState': State.UNKNOWN, 'onState': &quot;\&quot;POWER\&quot;:\&quot;ON\&quot;&quot;, 'offState': &quot;\&quot;POWER\&quot;:\&quot;OFF\&quot;&quot;, 'offType': State.OFF}," table:formula="of:=CONCATENATE([.B153];[.C153];[.D153];[.E153];[.F153];[.G153];[.H153];[.I153];[.J153];[.K153];[.L153];[.M153];[.N153])" table:style-name="ce4">
            <text:p>{'topic': "tele/i3/inside/lights/021/STATE", 'ledNum': 56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2/STATE&quot;, 'ledNum': 54, 'itemState': State.UNKNOWN, 'onState': &quot;\&quot;POWER\&quot;:\&quot;ON\&quot;&quot;, 'offState': &quot;\&quot;POWER\&quot;:\&quot;OFF\&quot;&quot;, 'offType': State.OFF}," table:formula="of:=CONCATENATE([.B154];[.C154];[.D154];[.E154];[.F154];[.G154];[.H154];[.I154];[.J154];[.K154];[.L154];[.M154];[.N154])" table:style-name="ce4">
            <text:p>{'topic': "tele/i3/inside/lights/022/STATE", 'ledNum': 54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3/STATE&quot;, 'ledNum': 51, 'itemState': State.UNKNOWN, 'onState': &quot;\&quot;POWER\&quot;:\&quot;ON\&quot;&quot;, 'offState': &quot;\&quot;POWER\&quot;:\&quot;OFF\&quot;&quot;, 'offType': State.OFF}," table:formula="of:=CONCATENATE([.B155];[.C155];[.D155];[.E155];[.F155];[.G155];[.H155];[.I155];[.J155];[.K155];[.L155];[.M155];[.N155])" table:style-name="ce4">
            <text:p>{'topic': "tele/i3/inside/lights/023/STATE", 'ledNum': 51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4/STATE&quot;, 'ledNum': 50, 'itemState': State.UNKNOWN, 'onState': &quot;\&quot;POWER\&quot;:\&quot;ON\&quot;&quot;, 'offState': &quot;\&quot;POWER\&quot;:\&quot;OFF\&quot;&quot;, 'offType': State.OFF}," table:formula="of:=CONCATENATE([.B156];[.C156];[.D156];[.E156];[.F156];[.G156];[.H156];[.I156];[.J156];[.K156];[.L156];[.M156];[.N156])" table:style-name="ce4">
            <text:p>{'topic': "tele/i3/inside/lights/024/STATE", 'ledNum': 50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5/STATE&quot;, 'ledNum': 46, 'itemState': State.UNKNOWN, 'onState': &quot;\&quot;POWER\&quot;:\&quot;ON\&quot;&quot;, 'offState': &quot;\&quot;POWER\&quot;:\&quot;OFF\&quot;&quot;, 'offType': State.OFF}," table:formula="of:=CONCATENATE([.B157];[.C157];[.D157];[.E157];[.F157];[.G157];[.H157];[.I157];[.J157];[.K157];[.L157];[.M157];[.N157])" table:style-name="ce4">
            <text:p>{'topic': "tele/i3/inside/lights/025/STATE", 'ledNum': 46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6/STATE&quot;, 'ledNum': 47, 'itemState': State.UNKNOWN, 'onState': &quot;\&quot;POWER\&quot;:\&quot;ON\&quot;&quot;, 'offState': &quot;\&quot;POWER\&quot;:\&quot;OFF\&quot;&quot;, 'offType': State.OFF}," table:formula="of:=CONCATENATE([.B158];[.C158];[.D158];[.E158];[.F158];[.G158];[.H158];[.I158];[.J158];[.K158];[.L158];[.M158];[.N158])" table:style-name="ce4">
            <text:p>{'topic': "tele/i3/inside/lights/026/STATE", 'ledNum': 47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7/STATE&quot;, 'ledNum': 63, 'itemState': State.UNKNOWN, 'onState': &quot;\&quot;POWER\&quot;:\&quot;ON\&quot;&quot;, 'offState': &quot;\&quot;POWER\&quot;:\&quot;OFF\&quot;&quot;, 'offType': State.OFF}," table:formula="of:=CONCATENATE([.B159];[.C159];[.D159];[.E159];[.F159];[.G159];[.H159];[.I159];[.J159];[.K159];[.L159];[.M159];[.N159])" table:style-name="ce4">
            <text:p>{'topic': "tele/i3/inside/lights/027/STATE", 'ledNum': 63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8/STATE&quot;, 'ledNum': 15, 'itemState': State.UNKNOWN, 'onState': &quot;\&quot;POWER\&quot;:\&quot;ON\&quot;&quot;, 'offState': &quot;\&quot;POWER\&quot;:\&quot;OFF\&quot;&quot;, 'offType': State.OFF}," table:formula="of:=CONCATENATE([.B160];[.C160];[.D160];[.E160];[.F160];[.G160];[.H160];[.I160];[.J160];[.K160];[.L160];[.M160];[.N160])" table:style-name="ce4">
            <text:p>{'topic': "tele/i3/inside/lights/028/STATE", 'ledNum': 15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9/STATE&quot;, 'ledNum': 21, 'itemState': State.UNKNOWN, 'onState': &quot;\&quot;POWER\&quot;:\&quot;ON\&quot;&quot;, 'offState': &quot;\&quot;POWER\&quot;:\&quot;OFF\&quot;&quot;, 'offType': State.OFF}," table:formula="of:=CONCATENATE([.B161];[.C161];[.D161];[.E161];[.F161];[.G161];[.H161];[.I161];[.J161];[.K161];[.L161];[.M161];[.N161])" table:style-name="ce4">
            <text:p>{'topic': "tele/i3/inside/lights/029/STATE", 'ledNum': 21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0/STATE&quot;, 'ledNum': 22, 'itemState': State.UNKNOWN, 'onState': &quot;\&quot;POWER\&quot;:\&quot;ON\&quot;&quot;, 'offState': &quot;\&quot;POWER\&quot;:\&quot;OFF\&quot;&quot;, 'offType': State.OFF}," table:formula="of:=CONCATENATE([.B162];[.C162];[.D162];[.E162];[.F162];[.G162];[.H162];[.I162];[.J162];[.K162];[.L162];[.M162];[.N162])" table:style-name="ce4">
            <text:p>{'topic': "tele/i3/inside/lights/030/STATE", 'ledNum': 22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1/STATE&quot;, 'ledNum': 24, 'itemState': State.UNKNOWN, 'onState': &quot;\&quot;POWER\&quot;:\&quot;ON\&quot;&quot;, 'offState': &quot;\&quot;POWER\&quot;:\&quot;OFF\&quot;&quot;, 'offType': State.OFF}," table:formula="of:=CONCATENATE([.B163];[.C163];[.D163];[.E163];[.F163];[.G163];[.H163];[.I163];[.J163];[.K163];[.L163];[.M163];[.N163])" table:style-name="ce4">
            <text:p>{'topic': "tele/i3/inside/lights/031/STATE", 'ledNum': 24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2/STATE&quot;, 'ledNum': 23, 'itemState': State.UNKNOWN, 'onState': &quot;\&quot;POWER\&quot;:\&quot;ON\&quot;&quot;, 'offState': &quot;\&quot;POWER\&quot;:\&quot;OFF\&quot;&quot;, 'offType': State.OFF}," table:formula="of:=CONCATENATE([.B164];[.C164];[.D164];[.E164];[.F164];[.G164];[.H164];[.I164];[.J164];[.K164];[.L164];[.M164];[.N164])" table:style-name="ce4">
            <text:p>{'topic': "tele/i3/inside/lights/032/STATE", 'ledNum': 23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3/STATE&quot;, 'ledNum': 42, 'itemState': State.UNKNOWN, 'onState': &quot;\&quot;POWER\&quot;:\&quot;ON\&quot;&quot;, 'offState': &quot;\&quot;POWER\&quot;:\&quot;OFF\&quot;&quot;, 'offType': State.OFF}," table:formula="of:=CONCATENATE([.B165];[.C165];[.D165];[.E165];[.F165];[.G165];[.H165];[.I165];[.J165];[.K165];[.L165];[.M165];[.N165])" table:style-name="ce4">
            <text:p>{'topic': "tele/i3/inside/lights/033/STATE", 'ledNum': 42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4/STATE&quot;, 'ledNum': 41, 'itemState': State.UNKNOWN, 'onState': &quot;\&quot;POWER\&quot;:\&quot;ON\&quot;&quot;, 'offState': &quot;\&quot;POWER\&quot;:\&quot;OFF\&quot;&quot;, 'offType': State.OFF}," table:formula="of:=CONCATENATE([.B166];[.C166];[.D166];[.E166];[.F166];[.G166];[.H166];[.I166];[.J166];[.K166];[.L166];[.M166];[.N166])" table:style-name="ce4">
            <text:p>{'topic': "tele/i3/inside/lights/034/STATE", 'ledNum': 41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5/STATE&quot;, 'ledNum': 40, 'itemState': State.UNKNOWN, 'onState': &quot;\&quot;POWER\&quot;:\&quot;ON\&quot;&quot;, 'offState': &quot;\&quot;POWER\&quot;:\&quot;OFF\&quot;&quot;, 'offType': State.OFF}," table:formula="of:=CONCATENATE([.B167];[.C167];[.D167];[.E167];[.F167];[.G167];[.H167];[.I167];[.J167];[.K167];[.L167];[.M167];[.N167])" table:style-name="ce4">
            <text:p>{'topic': "tele/i3/inside/lights/035/STATE", 'ledNum': 40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6/STATE&quot;, 'ledNum': 55, 'itemState': State.UNKNOWN, 'onState': &quot;\&quot;POWER\&quot;:\&quot;ON\&quot;&quot;, 'offState': &quot;\&quot;POWER\&quot;:\&quot;OFF\&quot;&quot;, 'offType': State.OFF}," table:formula="of:=CONCATENATE([.B168];[.C168];[.D168];[.E168];[.F168];[.G168];[.H168];[.I168];[.J168];[.K168];[.L168];[.M168];[.N168])" table:style-name="ce4">
            <text:p>{'topic': "tele/i3/inside/lights/036/STATE", 'ledNum': 55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7/STATE&quot;, 'ledNum': 58, 'itemState': State.UNKNOWN, 'onState': &quot;\&quot;POWER\&quot;:\&quot;ON\&quot;&quot;, 'offState': &quot;\&quot;POWER\&quot;:\&quot;OFF\&quot;&quot;, 'offType': State.OFF}," table:formula="of:=CONCATENATE([.B169];[.C169];[.D169];[.E169];[.F169];[.G169];[.H169];[.I169];[.J169];[.K169];[.L169];[.M169];[.N169])" table:style-name="ce4">
            <text:p>{'topic': "tele/i3/inside/lights/037/STATE", 'ledNum': 58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infrastructure/air-compressor/STATE&quot;, 'ledNum': 43, 'itemState': State.UNKNOWN, 'onState': &quot;\&quot;POWER\&quot;:\&quot;ON\&quot;&quot;, 'offState': &quot;\&quot;POWER\&quot;:\&quot;OFF\&quot;&quot;, 'offType': State.OFF}," table:formula="of:=CONCATENATE([.B170];[.C170];[.D170];[.E170];[.F170];[.G170];[.H170];[.I170];[.J170];[.K170];[.L170];[.M170];[.N170])" table:style-name="ce4">
            <text:p>{'topic': "tele/i3/inside/infrastructure/air-compressor/STATE", 'ledNum': 43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air-compressor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aser-zone/ceiling-fan/STATE&quot;, 'ledNum': 57, 'itemState': State.UNKNOWN, 'onState': &quot;\&quot;POWER\&quot;:\&quot;ON\&quot;&quot;, 'offState': &quot;\&quot;POWER\&quot;:\&quot;OFF\&quot;&quot;, 'offType': State.OFF}," table:formula="of:=CONCATENATE([.B171];[.C171];[.D171];[.E171];[.F171];[.G171];[.H171];[.I171];[.J171];[.K171];[.L171];[.M171];[.N171])" table:style-name="ce4">
            <text:p>{'topic': "tele/i3/inside/laser-zone/ceiling-fan/STATE", 'ledNum': 57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ser-zone/ceiling-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laserZone/ventFan/STATE&quot;, 'ledNum': 53, 'itemState': State.UNKNOWN, 'onState': &quot;\&quot;POWER\&quot;:\&quot;ON\&quot;&quot;, 'offState': &quot;\&quot;POWER\&quot;:\&quot;OFF\&quot;&quot;, 'offType': State.OFF}," table:formula="of:=CONCATENATE([.B172];[.C172];[.D172];[.E172];[.F172];[.G172];[.H172];[.I172];[.J172];[.K172];[.L172];[.M172];[.N172])" table:style-name="ce4">
            <text:p>{'topic': "tele/i3/laserZone/ventFan/STATE", 'ledNum': 53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machine-shop/ceiling-fan/STATE&quot;, 'ledNum': 25, 'itemState': State.UNKNOWN, 'onState': &quot;\&quot;POWER\&quot;:\&quot;ON\&quot;&quot;, 'offState': &quot;\&quot;POWER\&quot;:\&quot;OFF\&quot;&quot;, 'offType': State.OFF}," table:formula="of:=CONCATENATE([.B173];[.C173];[.D173];[.E173];[.F173];[.G173];[.H173];[.I173];[.J173];[.K173];[.L173];[.M173];[.N173])" table:style-name="ce4">
            <text:p>{'topic': "tele/i3/inside/machine-shop/ceiling-fan/STATE", 'ledNum': 25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-shop/ceiling-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media-lab/lights/STATE&quot;, 'ledNum': 70, 'itemState': State.UNKNOWN, 'onState': &quot;\&quot;POWER\&quot;:\&quot;ON\&quot;&quot;, 'offState': &quot;\&quot;POWER\&quot;:\&quot;OFF\&quot;&quot;, 'offType': State.OFF}," table:formula="of:=CONCATENATE([.B174];[.C174];[.D174];[.E174];[.F174];[.G174];[.H174];[.I174];[.J174];[.K174];[.L174];[.M174];[.N174])" table:style-name="ce4">
            <text:p>{'topic': "tele/i3/inside/media-lab/lights/STATE", 'ledNum': 70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edia-lab/light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office:value-type="string" table:style-name="ce5">
            <text:p>Not Implemented Yet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class_room_main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classroom_front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craft_room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dooridor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e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hallway_light_1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hallway_light_2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small_bath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class_room_main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classroom_front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craft_room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dooridor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e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hallway_light_1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hallway_light_2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small_bath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class_room_main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classroom_front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craft_room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dooridor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elab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hallway_light_1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hallway_light_2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small_bath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Missing from existing device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7">
            <text:p>/i3/classroom/glassDoor/</text:p>
          </table:table-cell>
          <table:table-cell office:value-type="string" table:style-name="ce7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7">
            <text:p>/i3/classroom/glassDoor/</text:p>
          </table:table-cell>
          <table:table-cell office:value-type="string" table:style-name="ce7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7">
            <text:p>/i3/inside/commons/garageDoor</text:p>
          </table:table-cell>
          <table:table-cell office:value-type="string" table:style-name="ce7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7">
            <text:p>/i3/classroom/glassDoor/</text:p>
          </table:table-cell>
          <table:table-cell office:value-type="string" table:style-name="ce7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7">
            <text:p>/i3/classroom/glassDoor/</text:p>
          </table:table-cell>
          <table:table-cell office:value-type="string" table:style-name="ce7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7">
            <text:p>/i3/inside/commons/garageDoor</text:p>
          </table:table-cell>
          <table:table-cell office:value-type="string" table:style-name="ce7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number-rows-repeated="1048368" table:style-name="ro1">
          <table:table-cell table:number-columns-repeated="16384"/>
        </table:table-row>
      </table:table>
      <table:table table:name="PubList" table:style-name="ta1">
        <table:table-column table:style-name="co14" table:default-cell-style-name="ce4"/>
        <table:table-column table:style-name="co15" table:default-cell-style-name="ce11"/>
        <table:table-column table:style-name="co16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8">
            <text:p>CONCAT</text:p>
          </table:table-cell>
          <table:table-cell table:style-name="ce9"/>
          <table:table-cell office:value-type="string" table:style-name="ce3">
            <text:p>TOPIC</text:p>
          </table:table-cell>
          <table:table-cell table:number-columns-repeated="16381" table:style-name="ce3"/>
        </table:table-row>
        <table:table-row table:style-name="ro1">
          <table:table-cell office:value-type="string" office:string-value="&quot;cmnd/i3/classroom/glassDoor/lock&quot;," table:formula="of:=CONCATENATE([.B2];[.C2];[.D2];[.E2])" table:style-name="ce10">
            <text:p>"cmnd/i3/classroom/glassDoor/lock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classroom/glassDoor/open&quot;," table:formula="of:=CONCATENATE([.B3];[.C3];[.D3];[.E3])" table:style-name="ce4">
            <text:p>"cmnd/i3/classroom/glassDoor/open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snapple-vending-light/POWER&quot;," table:formula="of:=CONCATENATE([.B4];[.C4];[.D4];[.E4])" table:style-name="ce4">
            <text:p>"cmnd/i3/inside/commons/snapple-vending-light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commons/snapple-vending-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accent/chandelier-01/POWER&quot;," table:formula="of:=CONCATENATE([.B5];[.C5];[.D5];[.E5])" table:style-name="ce4">
            <text:p>"cmnd/i3/inside/accent/chandelier-01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accent/chandelier-02/POWER&quot;," table:formula="of:=CONCATENATE([.B6];[.C6];[.D6];[.E6])" table:style-name="ce4">
            <text:p>"cmnd/i3/inside/accent/chandelier-02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lassroom/sign/POWER&quot;," table:formula="of:=CONCATENATE([.B7];[.C7];[.D7];[.E7])" table:style-name="ce4">
            <text:p>"cmnd/i3/inside/classroom/sign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nc/vent/POWER&quot;," table:formula="of:=CONCATENATE([.B8];[.C8];[.D8];[.E8])" table:style-name="ce4">
            <text:p>"cmnd/i3/inside/cnc/vent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cnc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nc/light/POWER&quot;," table:formula="of:=CONCATENATE([.B9];[.C9];[.D9];[.E9])" table:style-name="ce4">
            <text:p>"cmnd/i3/inside/cnc/light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disco/POWER&quot;," table:formula="of:=CONCATENATE([.B10];[.C10];[.D10];[.E10])" table:style-name="ce4">
            <text:p>"cmnd/i3/inside/commons/disco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east-ceiling-fans/POWER&quot;," table:formula="of:=CONCATENATE([.B11];[.C11];[.D11];[.E11])" table:style-name="ce4">
            <text:p>"cmnd/i3/inside/commons/east-ceiling-fans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east-ceiling-fans/POWER&quot;," table:formula="of:=CONCATENATE([.B12];[.C12];[.D12];[.E12])" table:style-name="ce4">
            <text:p>"cmnd/i3/inside/commons/east-ceiling-fans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garageDoor&quot;," table:formula="of:=CONCATENATE([.B13];[.C13];[.D13];[.E13])" table:style-name="ce4">
            <text:p>"cmnd/i3/inside/commons/garageDoo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commons/garageDoor</text:p>
          </table:table-cell>
          <table:table-cell table:style-name="ce1"/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south-vent/POWER&quot;," table:formula="of:=CONCATENATE([.B14];[.C14];[.D14];[.E14])" table:style-name="ce4">
            <text:p>"cmnd/i3/inside/commons/south-vent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fablab/vent/POWER&quot;," table:formula="of:=CONCATENATE([.B15];[.C15];[.D15];[.E15])" table:style-name="ce4">
            <text:p>"cmnd/i3/inside/fablab/vent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infrastructure/compressor-valve/POWER&quot;," table:formula="of:=CONCATENATE([.B16];[.C16];[.D16];[.E16])" table:style-name="ce4">
            <text:p>"cmnd/i3/inside/infrastructure/compressor-valve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arge-bathroom/light/POWER&quot;," table:formula="of:=CONCATENATE([.B17];[.C17];[.D17];[.E17])" table:style-name="ce4">
            <text:p>"cmnd/i3/inside/large-bathroom/light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arge-bathroom/vent/POWER&quot;," table:formula="of:=CONCATENATE([.B18];[.C18];[.D18];[.E18])" table:style-name="ce4">
            <text:p>"cmnd/i3/inside/large-bathroom/vent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1/POWER&quot;," table:formula="of:=CONCATENATE([.B19];[.C19];[.D19];[.E19])" table:style-name="ce4">
            <text:p>"cmnd/i3/inside/lights/001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2/POWER&quot;," table:formula="of:=CONCATENATE([.B20];[.C20];[.D20];[.E20])" table:style-name="ce4">
            <text:p>"cmnd/i3/inside/lights/002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3/POWER&quot;," table:formula="of:=CONCATENATE([.B21];[.C21];[.D21];[.E21])" table:style-name="ce4">
            <text:p>"cmnd/i3/inside/lights/003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4/POWER&quot;," table:formula="of:=CONCATENATE([.B22];[.C22];[.D22];[.E22])" table:style-name="ce4">
            <text:p>"cmnd/i3/inside/lights/004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5/POWER&quot;," table:formula="of:=CONCATENATE([.B23];[.C23];[.D23];[.E23])" table:style-name="ce4">
            <text:p>"cmnd/i3/inside/lights/005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6/POWER&quot;," table:formula="of:=CONCATENATE([.B24];[.C24];[.D24];[.E24])" table:style-name="ce4">
            <text:p>"cmnd/i3/inside/lights/006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7/POWER&quot;," table:formula="of:=CONCATENATE([.B25];[.C25];[.D25];[.E25])" table:style-name="ce4">
            <text:p>"cmnd/i3/inside/lights/007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8/POWER&quot;," table:formula="of:=CONCATENATE([.B26];[.C26];[.D26];[.E26])" table:style-name="ce4">
            <text:p>"cmnd/i3/inside/lights/008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9/POWER&quot;," table:formula="of:=CONCATENATE([.B27];[.C27];[.D27];[.E27])" table:style-name="ce4">
            <text:p>"cmnd/i3/inside/lights/009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0/POWER&quot;," table:formula="of:=CONCATENATE([.B28];[.C28];[.D28];[.E28])" table:style-name="ce4">
            <text:p>"cmnd/i3/inside/lights/010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1/POWER&quot;," table:formula="of:=CONCATENATE([.B29];[.C29];[.D29];[.E29])" table:style-name="ce4">
            <text:p>"cmnd/i3/inside/lights/011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2/POWER&quot;," table:formula="of:=CONCATENATE([.B30];[.C30];[.D30];[.E30])" table:style-name="ce4">
            <text:p>"cmnd/i3/inside/lights/012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3/POWER&quot;," table:formula="of:=CONCATENATE([.B31];[.C31];[.D31];[.E31])" table:style-name="ce4">
            <text:p>"cmnd/i3/inside/lights/013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4/POWER&quot;," table:formula="of:=CONCATENATE([.B32];[.C32];[.D32];[.E32])" table:style-name="ce4">
            <text:p>"cmnd/i3/inside/lights/014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5/POWER&quot;," table:formula="of:=CONCATENATE([.B33];[.C33];[.D33];[.E33])" table:style-name="ce4">
            <text:p>"cmnd/i3/inside/lights/015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6/POWER&quot;," table:formula="of:=CONCATENATE([.B34];[.C34];[.D34];[.E34])" table:style-name="ce4">
            <text:p>"cmnd/i3/inside/lights/016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7/POWER&quot;," table:formula="of:=CONCATENATE([.B35];[.C35];[.D35];[.E35])" table:style-name="ce4">
            <text:p>"cmnd/i3/inside/lights/017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8/POWER&quot;," table:formula="of:=CONCATENATE([.B36];[.C36];[.D36];[.E36])" table:style-name="ce4">
            <text:p>"cmnd/i3/inside/lights/018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9/POWER&quot;," table:formula="of:=CONCATENATE([.B37];[.C37];[.D37];[.E37])" table:style-name="ce4">
            <text:p>"cmnd/i3/inside/lights/019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0/POWER&quot;," table:formula="of:=CONCATENATE([.B38];[.C38];[.D38];[.E38])" table:style-name="ce4">
            <text:p>"cmnd/i3/inside/lights/020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1/POWER&quot;," table:formula="of:=CONCATENATE([.B39];[.C39];[.D39];[.E39])" table:style-name="ce4">
            <text:p>"cmnd/i3/inside/lights/021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2/POWER&quot;," table:formula="of:=CONCATENATE([.B40];[.C40];[.D40];[.E40])" table:style-name="ce4">
            <text:p>"cmnd/i3/inside/lights/022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3/POWER&quot;," table:formula="of:=CONCATENATE([.B41];[.C41];[.D41];[.E41])" table:style-name="ce4">
            <text:p>"cmnd/i3/inside/lights/023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4/POWER&quot;," table:formula="of:=CONCATENATE([.B42];[.C42];[.D42];[.E42])" table:style-name="ce4">
            <text:p>"cmnd/i3/inside/lights/024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5/POWER&quot;," table:formula="of:=CONCATENATE([.B43];[.C43];[.D43];[.E43])" table:style-name="ce4">
            <text:p>"cmnd/i3/inside/lights/025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6/POWER&quot;," table:formula="of:=CONCATENATE([.B44];[.C44];[.D44];[.E44])" table:style-name="ce4">
            <text:p>"cmnd/i3/inside/lights/026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7/POWER&quot;," table:formula="of:=CONCATENATE([.B45];[.C45];[.D45];[.E45])" table:style-name="ce4">
            <text:p>"cmnd/i3/inside/lights/027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8/POWER&quot;," table:formula="of:=CONCATENATE([.B46];[.C46];[.D46];[.E46])" table:style-name="ce4">
            <text:p>"cmnd/i3/inside/lights/028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9/POWER&quot;," table:formula="of:=CONCATENATE([.B47];[.C47];[.D47];[.E47])" table:style-name="ce4">
            <text:p>"cmnd/i3/inside/lights/029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0/POWER&quot;," table:formula="of:=CONCATENATE([.B48];[.C48];[.D48];[.E48])" table:style-name="ce4">
            <text:p>"cmnd/i3/inside/lights/030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1/POWER&quot;," table:formula="of:=CONCATENATE([.B49];[.C49];[.D49];[.E49])" table:style-name="ce4">
            <text:p>"cmnd/i3/inside/lights/031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2/POWER&quot;," table:formula="of:=CONCATENATE([.B50];[.C50];[.D50];[.E50])" table:style-name="ce4">
            <text:p>"cmnd/i3/inside/lights/032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3/POWER&quot;," table:formula="of:=CONCATENATE([.B51];[.C51];[.D51];[.E51])" table:style-name="ce4">
            <text:p>"cmnd/i3/inside/lights/033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4/POWER&quot;," table:formula="of:=CONCATENATE([.B52];[.C52];[.D52];[.E52])" table:style-name="ce4">
            <text:p>"cmnd/i3/inside/lights/034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5/POWER&quot;," table:formula="of:=CONCATENATE([.B53];[.C53];[.D53];[.E53])" table:style-name="ce4">
            <text:p>"cmnd/i3/inside/lights/035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6/POWER&quot;," table:formula="of:=CONCATENATE([.B54];[.C54];[.D54];[.E54])" table:style-name="ce4">
            <text:p>"cmnd/i3/inside/lights/036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7/POWER&quot;," table:formula="of:=CONCATENATE([.B55];[.C55];[.D55];[.E55])" table:style-name="ce4">
            <text:p>"cmnd/i3/inside/lights/037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infrastructure/air-compressor/POWER&quot;," table:formula="of:=CONCATENATE([.B56];[.C56];[.D56];[.E56])" table:style-name="ce4">
            <text:p>"cmnd/i3/inside/infrastructure/air-compressor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infrastructure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aser-zone/ceiling-fan/POWER&quot;," table:formula="of:=CONCATENATE([.B57];[.C57];[.D57];[.E57])" table:style-name="ce4">
            <text:p>"cmnd/i3/inside/laser-zone/ceiling-fan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laser-zone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laserZone/ventFan/POWER&quot;," table:formula="of:=CONCATENATE([.B58];[.C58];[.D58];[.E58])" table:style-name="ce4">
            <text:p>"cmnd/i3/laserZone/ventFan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machine-shop/ceiling-fan/POWER&quot;," table:formula="of:=CONCATENATE([.B59];[.C59];[.D59];[.E59])" table:style-name="ce4">
            <text:p>"cmnd/i3/inside/machine-shop/ceiling-fan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machine-shop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media-lab/lights/POWER&quot;," table:formula="of:=CONCATENATE([.B60];[.C60];[.D60];[.E60])" table:style-name="ce4">
            <text:p>"cmnd/i3/inside/media-lab/lights/POWER",</text:p>
          </table:table-cell>
          <table:table-cell office:value-type="string" table:style-name="ce11">
            <text:p>"cmnd</text:p>
          </table:table-cell>
          <table:table-cell office:value-type="string" table:style-name="ce1">
            <text:p>/i3/inside/media-lab/light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tele/i3/inside/commons/openevse/query&quot;," table:formula="of:=CONCATENATE([.B61];[.C61];[.D61];[.E61])" table:style-name="ce4">
            <text:p>"tele/i3/inside/commons/openevse/query",</text:p>
          </table:table-cell>
          <table:table-cell office:value-type="string" table:style-name="ce11">
            <text:p>"tele</text:p>
          </table:table-cell>
          <table:table-cell office:value-type="string" table:style-name="ce1">
            <text:p>/i3/inside/commons/openevse/query</text:p>
          </table:table-cell>
          <table:table-cell table:style-name="ce1"/>
          <table:table-cell office:value-type="string" table:style-name="ce1">
            <text:p>",</text:p>
          </table:table-cell>
          <table:table-cell table:number-columns-repeated="16379"/>
        </table:table-row>
        <table:table-row table:number-rows-repeated="1048515" table:style-name="ro1">
          <table:table-cell table:number-columns-repeated="16384"/>
        </table:table-row>
      </table:table>
      <table:table table:name="sortedByLED" table:style-name="ta1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2" table:number-columns-repeated="16372" table:default-cell-style-name="ce1"/>
        <table:table-row table:style-name="ro1">
          <table:table-cell table:number-columns-repeated="2" table:style-name="ce3"/>
          <table:table-cell office:value-type="string" table:style-name="ce3">
            <text:p>TOPIC</text:p>
          </table:table-cell>
          <table:table-cell table:number-columns-repeated="2" table:style-name="ce3"/>
          <table:table-cell office:value-type="string" table:style-name="ce3">
            <text:p>LED#</text:p>
          </table:table-cell>
          <table:table-cell table:style-name="ce3"/>
          <table:table-cell office:value-type="string" table:style-name="ce3">
            <text:p>OnState</text:p>
          </table:table-cell>
          <table:table-cell table:style-name="ce3"/>
          <table:table-cell office:value-type="string" table:style-name="ce3">
            <text:p>OffState</text:p>
          </table:table-cell>
          <table:table-cell table:style-name="ce3"/>
          <table:table-cell office:value-type="string" table:style-name="ce3">
            <text:p>OffType</text:p>
          </table:table-cell>
          <table:table-cell table:style-name="ce3"/>
          <table:table-cell table:number-columns-repeated="16371" table:style-name="ce12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7">
            <text:p>/i3/classroom/glassDoor/</text:p>
          </table:table-cell>
          <table:table-cell office:value-type="string" table:style-name="ce7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7">
            <text:p>/i3/classroom/glassDoor/</text:p>
          </table:table-cell>
          <table:table-cell office:value-type="string" table:style-name="ce7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CLOS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7">
            <text:p>/i3/classroom/glassDoor/</text:p>
          </table:table-cell>
          <table:table-cell office:value-type="string" table:style-name="ce7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7">
            <text:p>/i3/classroom/glassDoor/</text:p>
          </table:table-cell>
          <table:table-cell office:value-type="string" table:style-name="ce7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dooridor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dooridor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dooridor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craft_room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craft_room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craft_room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class_room_main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class_room_main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class_room_main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garageDoor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7">
            <text:p>/i3/inside/commons/garageDoor</text:p>
          </table:table-cell>
          <table:table-cell office:value-type="string" table:style-name="ce7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7">
            <text:p>/i3/inside/commons/garageDoor</text:p>
          </table:table-cell>
          <table:table-cell office:value-type="string" table:style-name="ce7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, 'offState':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disconnect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e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e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elab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hallway_light_1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hallway_light_1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hallway_light_1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hallway_light_2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hallway_light_2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hallway_light_2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small_bath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small_bath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small_bath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media_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media_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media_lab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classroom_front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classroom_front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classroom_front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number-rows-repeated="1048368" table:style-name="ro1">
          <table:table-cell table:number-columns-repeated="16384"/>
        </table:table-row>
      </table:table>
      <table:database-ranges>
        <table:database-range table:target-range-address="Master_List.B8:Master_List.N208">
          <table:sort>
            <table:sort-by table:field-number="2"/>
          </table:sort>
        </table:database-range>
        <table:database-range table:target-range-address="sortedByLED.A8:sortedByLED.M208">
          <table:sort>
            <table:sort-by table:field-number="5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Bad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hael</meta:initial-creator>
    <dc:creator>michael</dc:creator>
    <meta:creation-date>2017-10-20T19:55:10Z</meta:creation-date>
    <dc:date>2017-11-12T23:27:06Z</dc:date>
  </office:meta>
</office:document-meta>
</file>